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C00000040B04BEEE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3" style:family="paragraph" style:parent-style-name="Standard">
      <style:text-properties fo:font-size="8pt" fo:language="es" fo:country="VE" fo:font-weight="bold" style:font-size-asian="8pt" style:font-weight-asian="bold" style:font-size-complex="8pt" style:font-weight-complex="bold"/>
    </style:style>
    <style:style style:name="P4"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center" style:justify-single-word="false"/>
      <style:text-properties fo:font-size="8pt" style:font-size-asian="8pt" style:font-size-complex="8pt"/>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justify"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ab-stops>
          <style:tab-stop style:position="0.489cm"/>
        </style:tab-stops>
      </style:paragraph-properties>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Title">
      <style:text-properties style:font-name="FreeSans3" fo:language="es" fo:country="VE" style:language-asian="es" style:country-asian="ES" style:language-complex="ar" style:country-complex="SA"/>
    </style:style>
    <style:style style:name="P17" style:family="paragraph" style:parent-style-name="Bloque_20_2">
      <style:paragraph-properties fo:text-align="justify" style:justify-single-word="false"/>
    </style:style>
    <style:style style:name="P18" style:family="paragraph" style:parent-style-name="Text_20_body">
      <style:paragraph-properties fo:margin-top="0cm" fo:margin-bottom="0cm" fo:text-align="justify"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19" style:family="paragraph" style:parent-style-name="Codigo" style:master-page-name="">
      <style:paragraph-properties fo:margin-top="0cm" fo:margin-bottom="0cm" fo:line-height="100%" fo:text-align="start" style:justify-single-word="false" style:register-true="true" style:page-number="auto" fo:background-color="#e6e6e6" fo:padding="0.049cm" fo:border-left="none" fo:border-right="none" fo:border-top="none" fo:border-bottom="0.141cm solid #e6e6e6" style:shadow="none">
        <style:tab-stops/>
        <style:drop-cap/>
        <style:background-image/>
      </style:paragraph-properties>
    </style:style>
    <style:style style:name="P20" style:family="paragraph" style:parent-style-name="Codigo">
      <style:paragraph-properties fo:text-align="justify" style:justify-single-word="false"/>
    </style:style>
    <style:style style:name="P21" style:family="paragraph" style:parent-style-name="Codigo">
      <style:paragraph-properties fo:text-align="justify" style:justify-single-word="false"/>
      <style:text-properties fo:font-weight="normal" style:font-weight-asian="normal" style:font-weight-complex="normal"/>
    </style:style>
    <style:style style:name="P22" style:family="paragraph" style:parent-style-name="Codigo">
      <style:paragraph-properties fo:text-align="justify" style:justify-single-word="false"/>
      <style:text-properties fo:font-weight="bold" style:font-weight-asian="bold" style:font-weight-complex="bold"/>
    </style:style>
    <style:style style:name="P23" style:family="paragraph" style:parent-style-name="Codigo">
      <style:paragraph-properties fo:text-align="justify" style:justify-single-word="false"/>
      <style:text-properties fo:font-size="12pt" style:font-size-asian="12pt" style:font-size-complex="12pt"/>
    </style:style>
    <style:style style:name="P24" style:family="paragraph" style:parent-style-name="Codigo">
      <style:paragraph-properties fo:text-align="justify" style:justify-single-word="false"/>
      <style:text-properties fo:font-size="12pt" fo:font-weight="bold" style:font-size-asian="12pt" style:font-weight-asian="bold" style:font-size-complex="12pt" style:font-weight-complex="bold"/>
    </style:style>
    <style:style style:name="P25" style:family="paragraph" style:parent-style-name="Codigo" style:master-page-name="">
      <style:paragraph-properties fo:margin-left="0.499cm" fo:margin-right="0.499cm" fo:margin-top="0cm" fo:margin-bottom="0cm" fo:line-height="100%" fo:text-align="justify"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26" style:family="paragraph" style:parent-style-name="Codigo" style:master-page-name="">
      <style:paragraph-properties fo:margin-left="0.499cm" fo:margin-right="0.499cm" fo:margin-top="0cm" fo:margin-bottom="0cm" fo:line-height="100%" fo:text-align="justify"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weight="normal" style:font-weight-asian="normal" style:font-weight-complex="normal"/>
    </style:style>
    <style:style style:name="P27" style:family="paragraph" style:parent-style-name="Codigo" style:master-page-name="">
      <style:paragraph-properties fo:margin-left="0.499cm" fo:margin-right="0.499cm" fo:margin-top="0cm" fo:margin-bottom="0cm" fo:line-height="100%" fo:text-align="justify"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style>
    <style:style style:name="P28" style:family="paragraph" style:parent-style-name="Codigo">
      <style:paragraph-properties fo:margin-left="0.499cm" fo:margin-right="0.499cm" fo:margin-top="0cm" fo:margin-bottom="0cm" fo:line-height="100%" fo:text-align="justify" style:justify-single-word="false"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29" style:family="paragraph" style:parent-style-name="Codigo">
      <style:paragraph-properties fo:margin-left="0.499cm" fo:margin-right="0.499cm" fo:margin-top="0cm" fo:margin-bottom="0cm" fo:line-height="100%" fo:text-align="justify" style:justify-single-word="false"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style>
    <style:style style:name="P30" style:family="paragraph" style:parent-style-name="Text_20_body">
      <style:paragraph-properties fo:text-align="justify" style:justify-single-word="false"/>
    </style:style>
    <style:style style:name="P31" style:family="paragraph" style:parent-style-name="Text_20_body" style:list-style-name="L1">
      <style:paragraph-properties fo:text-align="justify" style:justify-single-word="false">
        <style:tab-stops>
          <style:tab-stop style:position="0.499cm"/>
        </style:tab-stops>
      </style:paragraph-properties>
    </style:style>
    <style:style style:name="P32" style:family="paragraph" style:parent-style-name="Text_20_body" style:list-style-name="List_20_1">
      <style:paragraph-properties fo:text-align="justify" style:justify-single-word="false">
        <style:tab-stops>
          <style:tab-stop style:position="0.499cm"/>
        </style:tab-stops>
      </style:paragraph-properties>
    </style:style>
    <style:style style:name="P33" style:family="paragraph" style:parent-style-name="Text_20_body" style:list-style-name="L2">
      <style:paragraph-properties fo:text-align="justify" style:justify-single-word="false"/>
    </style:style>
    <style:style style:name="P34" style:family="paragraph" style:parent-style-name="Text_20_body" style:list-style-name="L4">
      <style:paragraph-properties fo:text-align="justify" style:justify-single-word="false"/>
    </style:style>
    <style:style style:name="P35" style:family="paragraph" style:parent-style-name="Text_20_body" style:list-style-name="L5">
      <style:paragraph-properties fo:text-align="justify" style:justify-single-word="false"/>
    </style:style>
    <style:style style:name="P36" style:family="paragraph" style:parent-style-name="Text_20_body" style:list-style-name="L6">
      <style:paragraph-properties fo:text-align="justify" style:justify-single-word="false"/>
    </style:style>
    <style:style style:name="P37" style:family="paragraph" style:parent-style-name="Text_20_body" style:list-style-name="Numbering_20_2">
      <style:paragraph-properties fo:text-align="justify" style:justify-single-word="false"/>
    </style:style>
    <style:style style:name="P38" style:family="paragraph" style:parent-style-name="Text_20_body">
      <style:paragraph-properties fo:text-align="justify" style:justify-single-word="false"/>
      <style:text-properties officeooo:paragraph-rsid="0012dc76"/>
    </style:style>
    <style:style style:name="P39" style:family="paragraph" style:parent-style-name="Text_20_body">
      <style:paragraph-properties fo:text-align="justify" style:justify-single-word="false"/>
      <style:text-properties officeooo:paragraph-rsid="0014d87e"/>
    </style:style>
    <style:style style:name="P40" style:family="paragraph" style:parent-style-name="Text_20_body">
      <style:paragraph-properties fo:text-align="justify" style:justify-single-word="false"/>
      <style:text-properties officeooo:paragraph-rsid="00186c6b"/>
    </style:style>
    <style:style style:name="P41" style:family="paragraph" style:parent-style-name="Text_20_body" style:list-style-name="L3">
      <style:paragraph-properties fo:line-height="100%" fo:text-align="justify" style:justify-single-word="false"/>
    </style:style>
    <style:style style:name="P42" style:family="paragraph" style:parent-style-name="Text_20_body" style:list-style-name="L4">
      <style:paragraph-properties fo:line-height="100%" fo:text-align="justify" style:justify-single-word="false"/>
    </style:style>
    <style:style style:name="P43" style:family="paragraph" style:parent-style-name="Text_20_body" style:list-style-name="L7"/>
    <style:style style:name="P44" style:family="paragraph" style:parent-style-name="Text_20_body" style:list-style-name="L7">
      <style:text-properties officeooo:paragraph-rsid="0014d87e"/>
    </style:style>
    <style:style style:name="P45" style:family="paragraph" style:parent-style-name="Text_20_body" style:list-style-name="Numbering_20_2">
      <style:paragraph-properties fo:text-align="justify" style:justify-single-word="false"/>
      <style:text-properties style:font-name="FreeSans3" fo:font-style="normal" style:font-style-asian="normal" style:font-style-complex="normal"/>
    </style:style>
    <style:style style:name="P46" style:family="paragraph" style:parent-style-name="Text_20_body">
      <style:paragraph-properties fo:text-align="justify" style:justify-single-word="false"/>
      <style:text-properties fo:font-weight="normal" style:font-weight-asian="normal" style:font-weight-complex="normal"/>
    </style:style>
    <style:style style:name="P47" style:family="paragraph" style:parent-style-name="Text_20_body">
      <style:paragraph-properties fo:text-align="justify" style:justify-single-word="false"/>
      <style:text-properties fo:font-style="normal" fo:font-weight="normal" officeooo:paragraph-rsid="00186c6b" style:font-style-asian="normal" style:font-weight-asian="normal" style:font-style-complex="normal" style:font-weight-complex="normal"/>
    </style:style>
    <style:style style:name="P48" style:family="paragraph" style:parent-style-name="Text_20_body" style:list-style-name="L7">
      <style:paragraph-properties fo:break-before="page"/>
    </style:style>
    <style:style style:name="P49" style:family="paragraph" style:parent-style-name="Heading_20_3">
      <style:paragraph-properties fo:text-align="justify" style:justify-single-word="false"/>
    </style:style>
    <style:style style:name="P50" style:family="paragraph" style:parent-style-name="Heading_20_3">
      <style:paragraph-properties fo:text-align="justify" style:justify-single-word="false"/>
      <style:text-properties officeooo:paragraph-rsid="0012dc76"/>
    </style:style>
    <style:style style:name="P51" style:family="paragraph" style:parent-style-name="Heading_20_3">
      <style:paragraph-properties fo:text-align="justify" style:justify-single-word="false"/>
      <style:text-properties fo:font-weight="bold" style:font-weight-asian="bold" style:font-weight-complex="bold"/>
    </style:style>
    <style:style style:name="P52" style:family="paragraph" style:parent-style-name="Heading_20_3">
      <style:paragraph-properties fo:text-align="justify" style:justify-single-word="false" fo:break-before="page"/>
    </style:style>
    <style:style style:name="P53" style:family="paragraph" style:parent-style-name="Contents_20_2">
      <style:paragraph-properties>
        <style:tab-stops>
          <style:tab-stop style:position="17.09cm"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17.59cm" style:type="right" style:leader-style="dotted" style:leader-text="."/>
        </style:tab-stops>
      </style:paragraph-properties>
    </style:style>
    <style:style style:name="P56" style:family="paragraph" style:parent-style-name="Heading_20_2">
      <style:paragraph-properties fo:text-align="justify" style:justify-single-word="false"/>
    </style:style>
    <style:style style:name="P57" style:family="paragraph" style:parent-style-name="Heading_20_2">
      <style:paragraph-properties fo:text-align="justify" style:justify-single-word="false"/>
      <style:text-properties fo:font-weight="bold" style:font-weight-asian="bold" style:font-weight-complex="bold"/>
    </style:style>
    <style:style style:name="P58" style:family="paragraph" style:parent-style-name="Heading_20_2">
      <style:paragraph-properties fo:break-before="page"/>
    </style:style>
    <style:style style:name="P59" style:family="paragraph" style:parent-style-name="Heading_20_2">
      <style:paragraph-properties fo:text-align="justify" style:justify-single-word="false" fo:break-before="page"/>
    </style:style>
    <style:style style:name="P60" style:family="paragraph" style:parent-style-name="Heading_20_1">
      <style:paragraph-properties fo:text-align="justify" style:justify-single-word="false"/>
    </style:style>
    <style:style style:name="P61" style:family="paragraph" style:parent-style-name="Heading_20_1">
      <style:paragraph-properties fo:text-align="justify" style:justify-single-word="false" fo:break-before="page"/>
    </style:style>
    <style:style style:name="P62" style:family="paragraph" style:parent-style-name="Heading_20_1">
      <style:paragraph-properties fo:text-align="justify" style:justify-single-word="false" fo:break-before="page" fo:keep-with-next="always"/>
    </style:style>
    <style:style style:name="P63" style:family="paragraph" style:parent-style-name="Heading_20_4">
      <style:paragraph-properties fo:text-align="justify" style:justify-single-word="false"/>
    </style:style>
    <style:style style:name="P64" style:family="paragraph" style:parent-style-name="Heading_20_4">
      <style:paragraph-properties fo:text-align="justify" style:justify-single-word="false" fo:break-before="page"/>
    </style:style>
    <style:style style:name="P65" style:family="paragraph" style:parent-style-name="Contents_20_3">
      <style:paragraph-properties>
        <style:tab-stops>
          <style:tab-stop style:position="16.591cm" style:type="right" style:leader-style="dotted" style:leader-text="."/>
        </style:tab-stops>
      </style:paragraph-properties>
    </style:style>
    <style:style style:name="P66" style:family="paragraph" style:parent-style-name="Codigo">
      <style:paragraph-properties fo:text-align="justify" style:justify-single-word="false"/>
    </style:style>
    <style:style style:name="P67" style:family="paragraph" style:parent-style-name="Codigo">
      <style:paragraph-properties fo:text-align="justify" style:justify-single-word="false"/>
      <style:text-properties officeooo:paragraph-rsid="0014d87e"/>
    </style:style>
    <style:style style:name="P68" style:family="paragraph" style:parent-style-name="Codigo">
      <style:text-properties officeooo:paragraph-rsid="0014efb0"/>
    </style:style>
    <style:style style:name="P69" style:family="paragraph" style:parent-style-name="Codigo">
      <style:text-properties officeooo:paragraph-rsid="0015c1c8"/>
    </style:style>
    <style:style style:name="P70" style:family="paragraph" style:parent-style-name="Contents_20_4">
      <style:paragraph-properties>
        <style:tab-stops>
          <style:tab-stop style:position="16.092cm" style:type="right" style:leader-style="dotted" style:leader-text="."/>
        </style:tab-stops>
      </style:paragraph-properties>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style:style>
    <style:style style:name="T4" style:family="text">
      <style:text-properties fo:font-weight="normal" officeooo:rsid="00077bef" style:font-weight-asian="normal" style:font-weight-complex="normal"/>
    </style:style>
    <style:style style:name="T5" style:family="text">
      <style:text-properties fo:font-weight="normal" officeooo:rsid="0021bbeb" style:font-weight-asian="normal" style:font-weight-complex="normal"/>
    </style:style>
    <style:style style:name="T6" style:family="text">
      <style:text-properties fo:font-weight="normal" officeooo:rsid="002d73ff" style:font-weight-asian="normal" style:font-weight-complex="normal"/>
    </style:style>
    <style:style style:name="T7" style:family="text">
      <style:text-properties fo:font-weight="normal" officeooo:rsid="002da0bf" style:font-weight-asian="normal" style:font-weight-complex="normal"/>
    </style:style>
    <style:style style:name="T8" style:family="text">
      <style:text-properties fo:font-weight="normal" officeooo:rsid="002e0faf" style:font-weight-asian="normal" style:font-weight-complex="normal"/>
    </style:style>
    <style:style style:name="T9" style:family="text">
      <style:text-properties fo:font-weight="normal" officeooo:rsid="0030942c" style:font-weight-asian="normal" style:font-weight-complex="normal"/>
    </style:style>
    <style:style style:name="T10" style:family="text">
      <style:text-properties fo:font-size="8pt" style:font-size-asian="8pt" style:font-size-complex="8pt"/>
    </style:style>
    <style:style style:name="T11" style:family="text">
      <style:text-properties fo:font-size="8pt" fo:language="es" fo:country="VE" style:font-size-asian="8pt" style:language-asian="es" style:country-asian="ES" style:font-size-complex="8pt" style:language-complex="ar" style:country-complex="SA"/>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style:font-name="FreeSans3"/>
    </style:style>
    <style:style style:name="T15" style:family="text">
      <style:text-properties style:font-name="FreeSans3" fo:font-size="11pt" style:font-size-asian="11pt" style:font-size-complex="11pt"/>
    </style:style>
    <style:style style:name="T16" style:family="text">
      <style:text-properties style:font-name="FreeSans3" fo:font-size="11pt" officeooo:rsid="0033d3ed" style:font-size-asian="11pt" style:font-size-complex="11pt"/>
    </style:style>
    <style:style style:name="T17" style:family="text">
      <style:text-properties style:font-name="FreeSans3" fo:font-size="12pt" style:font-size-asian="12pt" style:font-size-complex="12pt"/>
    </style:style>
    <style:style style:name="T18" style:family="text">
      <style:text-properties style:font-name="FreeSans3" officeooo:rsid="0033d3ed"/>
    </style:style>
    <style:style style:name="T19" style:family="text">
      <style:text-properties style:text-underline-style="none"/>
    </style:style>
    <style:style style:name="T20" style:family="text">
      <style:text-properties style:font-name="Currirer" fo:font-size="12pt" style:font-size-asian="10.5pt" style:font-size-complex="12pt"/>
    </style:style>
    <style:style style:name="T21" style:family="text">
      <style:text-properties officeooo:rsid="001ccca5"/>
    </style:style>
    <style:style style:name="T22" style:family="text">
      <style:text-properties fo:font-style="normal" fo:font-weight="normal" officeooo:rsid="001ccca5" style:font-style-asian="normal" style:font-weight-asian="normal" style:font-style-complex="normal" style:font-weight-complex="normal"/>
    </style:style>
    <style:style style:name="T23" style:family="text">
      <style:text-properties fo:font-style="normal" fo:font-weight="normal" officeooo:rsid="0016cd48" style:font-style-asian="normal" style:font-weight-asian="normal" style:font-style-complex="normal" style:font-weight-complex="normal"/>
    </style:style>
    <style:style style:name="T24" style:family="text">
      <style:text-properties fo:font-style="normal" fo:font-weight="normal" officeooo:rsid="00186c6b" style:font-style-asian="normal" style:font-weight-asian="normal" style:font-style-complex="normal" style:font-weight-complex="normal"/>
    </style:style>
    <style:style style:name="T25" style:family="text">
      <style:text-properties fo:font-style="italic" fo:font-weight="bold" officeooo:rsid="001ccca5" style:font-style-asian="italic" style:font-weight-asian="bold" style:font-style-complex="italic" style:font-weight-complex="bold"/>
    </style:style>
    <style:style style:name="T26" style:family="text">
      <style:text-properties officeooo:rsid="0011d9bf"/>
    </style:style>
    <style:style style:name="T27" style:family="text">
      <style:text-properties officeooo:rsid="00122bcf"/>
    </style:style>
    <style:style style:name="T28" style:family="text">
      <style:text-properties officeooo:rsid="00129bdd"/>
    </style:style>
    <style:style style:name="T29" style:family="text">
      <style:text-properties officeooo:rsid="0012f4a5"/>
    </style:style>
    <style:style style:name="T30" style:family="text">
      <style:text-properties officeooo:rsid="00132a63"/>
    </style:style>
    <style:style style:name="T31" style:family="text">
      <style:text-properties officeooo:rsid="001de2ea"/>
    </style:style>
    <style:style style:name="T32" style:family="text">
      <style:text-properties officeooo:rsid="001eb2b4"/>
    </style:style>
    <style:style style:name="T33" style:family="text">
      <style:text-properties officeooo:rsid="00203d97"/>
    </style:style>
    <style:style style:name="T34" style:family="text">
      <style:text-properties officeooo:rsid="0020b566"/>
    </style:style>
    <style:style style:name="T35" style:family="text">
      <style:text-properties officeooo:rsid="00222309"/>
    </style:style>
    <style:style style:name="T36" style:family="text">
      <style:text-properties officeooo:rsid="0027583a"/>
    </style:style>
    <style:style style:name="T37" style:family="text">
      <style:text-properties officeooo:rsid="00278b84"/>
    </style:style>
    <style:style style:name="T38" style:family="text">
      <style:text-properties officeooo:rsid="002867a6"/>
    </style:style>
    <style:style style:name="T39" style:family="text">
      <style:text-properties officeooo:rsid="002da0bf"/>
    </style:style>
    <style:style style:name="T40" style:family="text">
      <style:text-properties officeooo:rsid="002e0faf"/>
    </style:style>
    <style:style style:name="T41" style:family="text">
      <style:text-properties officeooo:rsid="0030942c"/>
    </style:style>
    <style:style style:name="T42" style:family="text">
      <style:text-properties officeooo:rsid="0031dacc"/>
    </style:style>
    <style:style style:name="T43" style:family="text">
      <style:text-properties officeooo:rsid="00332cf9"/>
    </style:style>
    <style:style style:name="T44" style:family="text">
      <style:text-properties officeooo:rsid="0001a18f"/>
    </style:style>
    <style:style style:name="T45" style:family="text">
      <style:text-properties officeooo:rsid="001e2487"/>
    </style:style>
    <style:style style:name="T46" style:family="text">
      <style:text-properties officeooo:rsid="001e7a91"/>
    </style:style>
    <style:style style:name="T47" style:family="text">
      <style:text-properties officeooo:rsid="001ed4f5"/>
    </style:style>
    <style:style style:name="T48" style:family="text">
      <style:text-properties officeooo:rsid="001f2111"/>
    </style:style>
    <style:style style:name="T49" style:family="text">
      <style:text-properties officeooo:rsid="00204088"/>
    </style:style>
    <style:style style:name="T50" style:family="text">
      <style:text-properties style:font-weight-asian="bold"/>
    </style:style>
    <style:style style:name="T51" style:family="text">
      <style:text-properties style:font-weight-complex="bold"/>
    </style:style>
    <style:style style:name="T52" style:family="text">
      <style:text-properties officeooo:rsid="0012dc76"/>
    </style:style>
    <style:style style:name="T53" style:family="text">
      <style:text-properties officeooo:rsid="0014d87e"/>
    </style:style>
    <style:style style:name="T54" style:family="text">
      <style:text-properties officeooo:rsid="0014efb0"/>
    </style:style>
    <style:style style:name="T55" style:family="text">
      <style:text-properties officeooo:rsid="0015c1c8"/>
    </style:style>
    <style:style style:name="T56" style:family="text">
      <style:text-properties officeooo:rsid="0016cd48"/>
    </style:style>
    <style:style style:name="T57" style:family="text">
      <style:text-properties officeooo:rsid="00186c6b"/>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7">Ministerio del Poder Popular para<text:line-break/>Ciencia, Tecnología e Industrias Intermedias</text:p>
      <text:p text:style-name="P7">Centro Nacional de Tecnologías de Información</text:p>
      <text:p text:style-name="P7"/>
      <text:p text:style-name="P7"/>
      <text:p text:style-name="P7"/>
      <text:p text:style-name="P7"/>
      <text:p text:style-name="P7"/>
      <text:p text:style-name="P7"/>
      <text:p text:style-name="P7"/>
      <text:p text:style-name="P7"/>
      <text:p text:style-name="P7"/>
      <text:p text:style-name="P8"/>
      <text:p text:style-name="P7"><text:subject>Sistema Para la Automatización del Protocolo de Prueba de Portales de Internet</text:subject></text:p>
      <text:p text:style-name="P7"/>
      <text:p text:style-name="P7"/>
      <text:p text:style-name="P16"><text:title>Manual de Instalación del Sistema Para la Automatización del Protocolo de Prueba de Portales de Internet</text:title></text:p>
      <text:p text:style-name="P7"/>
      <text:p text:style-name="P7"/>
      <text:p text:style-name="P7"/>
      <text:p text:style-name="P7"/>
      <text:p text:style-name="P7"/>
      <text:p text:style-name="P7"/>
      <text:p text:style-name="P7"/>
      <text:p text:style-name="P7"/>
      <text:p text:style-name="P7"/>
      <text:p text:style-name="P7">Gerencia de Capacitación Tecnológica</text:p>
      <text:p text:style-name="P7">Oficina de Transferencia Tecnológica</text:p>
      <text:p text:style-name="P7"><text:date style:data-style-name="N37" text:date-value="2010-09-09T06:47:26.95" text:fixed="true">09/09/10</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4">Índice de contenido</text:p>
          </text:index-title>
          <text:p text:style-name="P55"><text:s/>1 <text:s text:c="3"/>Objetivo General<text:tab/>5</text:p>
          <text:p text:style-name="P53"><text:s/>1.1 <text:s text:c="3"/>Audiencia<text:tab/>5</text:p>
          <text:p text:style-name="P53"><text:s/>1.2 <text:s text:c="3"/>Objetivos del aprendizaje<text:tab/>5</text:p>
          <text:p text:style-name="P55"><text:s/>2 <text:s text:c="3"/>Acrónimos y definición de términos<text:tab/>6</text:p>
          <text:p text:style-name="P53"><text:s/>2.1 <text:s text:c="3"/>Aptitude<text:tab/>6</text:p>
          <text:p text:style-name="P53"><text:s/>2.2 <text:s text:c="3"/>Build-essential<text:tab/>6</text:p>
          <text:p text:style-name="P53"><text:s/>2.3 <text:s text:c="3"/>Catalyst<text:tab/>6</text:p>
          <text:p text:style-name="P53"><text:s/>2.4 <text:s text:c="3"/>CPAN <text:tab/>6</text:p>
          <text:p text:style-name="P55"><text:s/>3 <text:s text:c="3"/>Introducción<text:tab/>7</text:p>
          <text:p text:style-name="P53"><text:s/>3.1 <text:s text:c="3"/>Resumen<text:tab/>7</text:p>
          <text:p text:style-name="P55"><text:s/>4 <text:s text:c="3"/>Requerimientos<text:tab/>8</text:p>
          <text:p text:style-name="P55"><text:s/>5 <text:s text:c="3"/>Instalación<text:tab/>9</text:p>
          <text:p text:style-name="P53"><text:s/>5.1 <text:s text:c="3"/>Instalar los paquetes Debian necesarios <text:tab/>9</text:p>
          <text:p text:style-name="P53"><text:s/>5.2 <text:s text:c="3"/>Configuración de las locales del sistema <text:tab/>9</text:p>
          <text:p text:style-name="P53"><text:s/>5.3 <text:s text:c="3"/>Instalar los paquetes para el soporte de LaTeX <text:tab/>9</text:p>
          <text:p text:style-name="P53"><text:s/>5.4 <text:s text:c="3"/>Instalar las librerías de Perl requeridas por la aplicación<text:tab/>10</text:p>
          <text:p text:style-name="P65"><text:s/>5.4.1 <text:s text:c="3"/>Descargar el paquete cnti1409-libs_0.3-1_i386.deb<text:tab/>10</text:p>
          <text:p text:style-name="P65"><text:s/>5.4.2 <text:s text:c="3"/>Instalar el paquete<text:tab/>10</text:p>
          <text:p text:style-name="P53"><text:s/>5.5 <text:s text:c="3"/>Instalar el paquete CNTI1409 que contiene la aplicación<text:tab/>10</text:p>
          <text:p text:style-name="P65"><text:s/>5.5.1 <text:s text:c="3"/>Descargar el paquete <text:tab/>10</text:p>
          <text:p text:style-name="P65"><text:s/>5.5.2 <text:s text:c="3"/>Instalar el paquete<text:tab/>10</text:p>
          <text:p text:style-name="P55"><text:s/>6 <text:s text:c="3"/>Configuración de la Base de Datos <text:tab/>11</text:p>
          <text:p text:style-name="P53"><text:s/>6.1 <text:s text:c="3"/>Instalar el servidor de base de datos<text:tab/>11</text:p>
          <text:p text:style-name="P53"><text:s/>6.2 <text:s text:c="3"/>Configuración del servidor de base de datos <text:tab/>11</text:p>
          <text:p text:style-name="P65"><text:s/>6.2.1 <text:s text:c="3"/>Verifique que el servidor esta escuchando en todas las interfaces<text:tab/>11</text:p>
          <text:p text:style-name="P65"><text:s/>6.2.2 <text:s text:c="3"/>Reinicie el servidor<text:tab/>12</text:p>
          <text:p text:style-name="P65"><text:s/>6.2.3 <text:s text:c="3"/>Permitir que el usuario admin se autentique <text:tab/>12</text:p>
          <text:p text:style-name="P70"><text:s/>6.2.3.1 Editar el archivo /etc/postgresql/8.3/main/pg_hba.conf<text:tab/>12</text:p>
          <text:p text:style-name="P70"><text:s/>6.2.3.2 Agregar la siguiente entrada, preferiblemente al final del archivo <text:tab/>12</text:p>
          <text:p text:style-name="P70"><text:s/>6.2.3.3 Acerca de los valores <text:tab/>12</text:p>
          <text:p text:style-name="P53"><text:soft-page-break/><text:s/>6.3 <text:s text:c="3"/>Crear la base de datos <text:tab/>13</text:p>
          <text:p text:style-name="P65"><text:s/>6.3.1 <text:s text:c="3"/>Iniciar sesión con el usuario postgres<text:tab/>13</text:p>
          <text:p text:style-name="P65"><text:s/>6.3.2 <text:s text:c="3"/>Crear el usuario<text:tab/>13</text:p>
          <text:p text:style-name="P65"><text:s/>6.3.3 <text:s text:c="3"/>Crear la base de datos <text:tab/>13</text:p>
          <text:p text:style-name="P65"><text:s/>6.3.4 <text:s text:c="3"/>Cargar la base de datos <text:tab/>14</text:p>
          <text:p text:style-name="P70"><text:s/>6.3.4.1 Descargar el script de la base de datos<text:tab/>14</text:p>
          <text:p text:style-name="P70"><text:s/>6.3.4.2 Descomprimir el archivo<text:tab/>14</text:p>
          <text:p text:style-name="P70"><text:s/>6.3.4.3 Cargamos validador.sql usando psql. <text:tab/>14</text:p>
          <text:p text:style-name="P55"><text:s/>7 <text:s text:c="3"/>Configuración de OpenLDAP<text:tab/>15</text:p>
          <text:p text:style-name="P53"><text:s/>7.1 <text:s text:c="3"/>Instalación y configuración<text:tab/>16</text:p>
          <text:p text:style-name="P65"><text:s/>7.1.1 <text:s text:c="3"/>Instalar el servidor LDAP <text:tab/>16</text:p>
          <text:p text:style-name="P65"><text:s/>7.1.2 <text:s text:c="3"/>Cargar el árbol y el fichero de configuración proporcionados. <text:tab/>16</text:p>
          <text:p text:style-name="P70"><text:s/>7.1.2.1 Detener el servicio slapd<text:tab/>16</text:p>
          <text:p text:style-name="P70"><text:s/>7.1.2.2 Copiar el archivo de configuración de slapd <text:tab/>16</text:p>
          <text:p text:style-name="P70"><text:s/>7.1.2.3 Cargar el árbol.<text:tab/>16</text:p>
          <text:p text:style-name="P70"><text:s/>7.1.2.4 Indexar<text:tab/>16</text:p>
          <text:p text:style-name="P70"><text:s/>7.1.2.5 Establecer los permisos<text:tab/>17</text:p>
          <text:p text:style-name="P70"><text:s/>7.1.2.6 Iniciar el servicio slapd. <text:tab/>17</text:p>
          <text:p text:style-name="P65"><text:s/>7.1.3 <text:s text:c="3"/>Probar y verificar que los datos se encuentren en el lugar correcto <text:tab/>18</text:p>
          <text:p text:style-name="P70"><text:s/>7.1.3.1 Verificar que el usuario ucnti existe.<text:tab/>18</text:p>
          <text:p text:style-name="P70"><text:s/>7.1.3.2 Verificar que el rol Administrador existe. <text:tab/>19</text:p>
          <text:p text:style-name="P70"><text:s/>7.1.3.3 Verificar que el rol AuditorJefe existe <text:tab/>20</text:p>
          <text:p text:style-name="P70"><text:s/>7.1.3.4 Verificar que el rol Auditor existe <text:tab/>21</text:p>
          <text:p text:style-name="P55"><text:s/>8 <text:s text:c="3"/>Configurar el Sistema<text:tab/>22</text:p>
          <text:p text:style-name="P53"><text:s/>8.1 <text:s text:c="4"/>Configurar la conexión a la base de datos <text:tab/>22</text:p>
          <text:p text:style-name="P65"><text:s/>8.1.1 <text:s text:c="3"/>Atributos importantes<text:tab/>22</text:p>
          <text:p text:style-name="P70"><text:s/>8.1.1.1 User<text:tab/>22</text:p>
          <text:p text:style-name="P70"><text:s/>8.1.1.2 Password <text:tab/>23</text:p>
          <text:p text:style-name="P70"><text:s/>8.1.1.3 Host<text:tab/>23</text:p>
          <text:p text:style-name="P53"><text:s/>8.2 <text:s text:c="3"/>Configurar la conexión a LDAP<text:tab/>23</text:p>
          <text:p text:style-name="P65"><text:s/>8.2.1 <text:s text:c="3"/>Configurar la autenticación LDAP<text:tab/>23</text:p>
          <text:p text:style-name="P70"><text:s/>8.2.1.1 ldap_server <text:s/>(línea 50)<text:tab/>23</text:p>
          <text:p text:style-name="P70"><text:s/>8.2.1.2 binddn (línea 53)<text:tab/>23</text:p>
          <text:p text:style-name="P70"><text:soft-page-break/><text:s/>8.2.1.3 bindpw <text:s/>(línea 54)<text:tab/>23</text:p>
          <text:p text:style-name="P65"><text:s/>8.2.2 <text:s text:c="3"/>Configurar la modelo LDAP <text:tab/>24</text:p>
          <text:p text:style-name="P70"><text:s/>8.2.2.1 host (línea 17)<text:tab/>24</text:p>
          <text:p text:style-name="P70"><text:s/>8.2.2.2 dn (línea 21)<text:tab/>24</text:p>
          <text:p text:style-name="P70"><text:s/>8.2.2.3 password (línea 22)<text:tab/>24</text:p>
          <text:p text:style-name="P53"><text:s/>8.3 <text:s text:c="3"/>Instalación de la herramienta de validación de la W3C para HTML <text:tab/>25</text:p>
          <text:p text:style-name="P53"><text:s/>8.4 <text:s text:c="3"/>Instalación de la herramienta de validación de la W3C para CSS <text:tab/>25</text:p>
          <text:p text:style-name="P53"><text:s/>8.5 <text:s text:c="3"/>Configurar la conexión con el sistema de validación de W3C<text:tab/>27</text:p>
          <text:p text:style-name="P70"><text:s/>8.5.1.1 css_validator_uri (línea 90)<text:tab/>27</text:p>
          <text:p text:style-name="P70"><text:s/>8.5.1.2 html_validator_uri (línea 91)<text:tab/>27</text:p>
          <text:p text:style-name="P55"><text:s/>9 <text:s text:c="3"/>Iniciar el sistema <text:tab/>28</text:p>
          <text:p text:style-name="P53"><text:s/>9.1 <text:s text:c="3"/>Iniciar el sistema<text:tab/>28</text:p>
          <text:p text:style-name="P65"><text:s/>9.1.1 <text:s text:c="3"/>Iniciamos el servidor<text:tab/>28</text:p>
          <text:p text:style-name="P65"><text:s/>9.1.2 <text:s text:c="3"/>Verificar que los procesos del servidor están cargados <text:tab/>28</text:p>
          <text:p text:style-name="P55"><text:s/>10 <text:s text:c="3"/>Conclusiones y Recomendaciones<text:tab/>29</text:p>
          <text:p text:style-name="P55"><text:s/>11 <text:s text:c="3"/>Referencias<text:tab/>30</text:p>
        </text:index-body>
      </text:table-of-content>
      <text:p text:style-name="P7"/>
      <text:p text:style-name="P7"/>
      <text:h text:style-name="P61" text:outline-level="1">Objetivo General</text:h>
      <text:p text:style-name="P11"><text:tab/>Instalar correctamente el Sistema para la Automatización del Protocolo de Prueba de Portales de Internet.</text:p>
      <text:p text:style-name="P11"/>
      <text:h text:style-name="P56" text:outline-level="2">Audiencia</text:h>
      <text:p text:style-name="Text_20_body"><text:tab/>Este documento est<text:span text:style-name="T26">á</text:span> dirigido al usuario administrador del sistema. </text:p>
      <text:p text:style-name="P10"/>
      <text:h text:style-name="P56" text:outline-level="2">Objetivos del aprendizaje</text:h>
      <text:list xml:id="list379019385" text:style-name="L1">
        <text:list-item>
          <text:p text:style-name="P31">Instalar y configurar el servidor de base de datos.</text:p>
        </text:list-item>
        <text:list-item>
          <text:p text:style-name="P31">Instalar y configurar el servidor LDAP.</text:p>
        </text:list-item>
        <text:list-item>
          <text:p text:style-name="P31">Instalar las herramientas necesarias para obtener el código fuente del sistema.</text:p>
        </text:list-item>
        <text:list-item>
          <text:p text:style-name="P31">Descargar el código fuente del sistema.</text:p>
        </text:list-item>
        <text:list-item>
          <text:p text:style-name="P31">Instalar los paquetes de Debian necesarios para satisfacer las dependencias.</text:p>
        </text:list-item>
        <text:list-item>
          <text:p text:style-name="P31">Descargar, compilar e instalar las librerías que satisfacen las dependencias del sistema. </text:p>
        </text:list-item>
        <text:list-item>
          <text:p text:style-name="P31">Cargar el árbol LDAP inicial que contiene las ramas necesarias para el correcto funcionamiento del sistema.</text:p>
        </text:list-item>
        <text:list-item>
          <text:p text:style-name="P31">Configurar los parámetros de conexión a base de datos.</text:p>
        </text:list-item>
        <text:list-item>
          <text:p text:style-name="P31">Configurar los parámetros de conexión a LDAP. </text:p>
        </text:list-item>
        <text:list-item>
          <text:p text:style-name="P31">Configurar los parámetros de conexión al WebService de la W3C.</text:p>
        </text:list-item>
      </text:list>
      <text:p text:style-name="P10"/>
      <text:h text:style-name="P61" text:outline-level="1">Acrónimos y definición de términos</text:h>
      <text:h text:style-name="P57" text:outline-level="2">Aptitude</text:h>
      <text:p text:style-name="P10"><text:tab/>Es una interfaz denominada Herramienta Avanzada de Empaquetado <text:span text:style-name="T26">(</text:span>Advanced Packaging Tool <text:span text:style-name="T49">- </text:span>APT). Esta herramienta muestra una lista de paquetes de software y permite al usuario elegir, de modo interactivo, las aplicaciones que el usuario desea instalar o eliminar.</text:p>
      <text:p text:style-name="P12"/>
      <text:h text:style-name="P57" text:outline-level="2">Build-essential</text:h>
      <text:p text:style-name="P10"><text:tab/>Este paquete contiene una lista informativa de los paquetes considerados esenciales para la creación de paquetes Debian; también es utilizado para compilar módulos y programas de Comprehensive Perl Archive Network de sus siglas en inglés (CPAN).</text:p>
      <text:p text:style-name="P10"/>
      <text:h text:style-name="P57" text:outline-level="2">Catalyst</text:h>
      <text:p text:style-name="P10"><text:tab/>Es una estructura de código libre para aplicaciones web escrito en el lenguaje <text:span text:style-name="T13">Perl</text:span>. Soporta la arquitectura Modelo Vista Controlador (MVC), así como soporta algunos patrones web experimentales. Está altamente inspirado en Ruby on Rails, Maypole y Spring.</text:p>
      <text:p text:style-name="P12"/>
      <text:h text:style-name="P57" text:outline-level="2">CPAN </text:h>
      <text:p text:style-name="P10"><text:tab/>Es el acrónimo de Comprehensive Perl Archive Network. Es un enorme archivo de software escrito en lenguaje <text:span text:style-name="T13">Perl</text:span> <text:s/><text:span text:style-name="T27">y</text:span> documentación sobre <text:span text:style-name="T49">cada uno de módulos contenidos en el repositorio</text:span>. Tiene presencia en la Web a través de su sitio www.cpan.org y sus 236 espejos<text:span text:style-name="T27"> están</text:span> distribuidos por todo el mundo. Actualmente, hay más de 53.000 módulos empaquetados en más de 14.000 paquetes, ofrecidos en CPAN, aportados por más de 7.000 autores. Cuenta con módulos para una amplia variedad de tareas, incluyendo matemáticas avanzadas, conectividad de bases de datos y conexión de redes. Esencialmente, todo lo que hay en CPAN está disponible de forma libre <text:span text:style-name="T28">y l</text:span>a mayor parte del software está licenciado bajo <text:span text:style-name="T28">la</text:span> Licencia Artística, la GPL o ambas. Cualquiera puede subir software a CPAN vía PAUSE. </text:p>
      <text:h text:style-name="P61" text:outline-level="1">Introducción</text:h>
      <text:h text:style-name="P56" text:outline-level="2">Resumen</text:h>
      <text:p text:style-name="P10"><text:tab/>El desarrollo del Sistema para la Automatización del Protocolo de Prueba de Portales de Internet está construido sobre un marco de trabajo basado en el lenguaje de programación Perl llamado Catalyst Framework.</text:p>
      <text:p text:style-name="P10"/>
      <text:p text:style-name="P10"><text:tab/>Catalyst Framework es una estructura de código libre para aplicaciones web escrito en el lenguaje Perl. Soporta la arquitectura Modelo, Vista y Controlador (MVC), así como soporta algunos patrones web experimentales. Está altamente inspirado en Ruby on Rails, Maypole y Spring. </text:p>
      <text:p text:style-name="P10"/>
      <text:p text:style-name="P10"><text:tab/>La forma en que Catalyst soporta la arquitectura Modelo Vista Controlador (MVC) es la siguiente: </text:p>
      <text:p text:style-name="P10"/>
      <text:list xml:id="list108911702" text:style-name="L2">
        <text:list-item>
          <text:p text:style-name="P33"><text:span text:style-name="T13">Modelo: </text:span>es manejada por medio de DBIx:Class, Plucene, Net::LDAP u otras clases modelo. </text:p>
        </text:list-item>
        <text:list-item>
          <text:p text:style-name="P33"><text:span text:style-name="T13">Vista:</text:span> es usualmente manejada por Template Toolkit, Mason o HTML::Template. </text:p>
        </text:list-item>
        <text:list-item>
          <text:p text:style-name="P33"><text:span text:style-name="T13">Controlador:</text:span> es escrita por el autor. Grandes fragmentos de funcionalidades usualmente se pueden conseguir con los plugins de Catalyst.</text:p>
        </text:list-item>
      </text:list>
      <text:p text:style-name="P17"/>
      <text:h text:style-name="P61" text:outline-level="1">Requerimientos</text:h>
      <text:list xml:id="list1504487099" text:style-name="L3">
        <text:list-item>
          <text:p text:style-name="P41">Instalación básica del Sistema Operativo GNU/Linux Debian “Lenny” versión 5.0, arquitectura i386.</text:p>
        </text:list-item>
        <text:list-item>
          <text:p text:style-name="P41">Espejo local del repositorio de Debian 5.0 aka Lenny. <text:s/></text:p>
        </text:list-item>
        <text:list-item>
          <text:p text:style-name="P41">Para instalar la base de datos necesita el servidor de base de datos PostgresSQL 8.3, que viene en el paquete postgresql-8.3 de Debian. </text:p>
        </text:list-item>
        <text:list-item>
          <text:p text:style-name="P41">Paquetes principalmente requeridos. </text:p>
        </text:list-item>
      </text:list>
      <text:list xml:id="list1742345290" text:style-name="L4">
        <text:list-item>
          <text:list>
            <text:list-item>
              <text:p text:style-name="P42">Perl</text:p>
            </text:list-item>
            <text:list-item>
              <text:p text:style-name="P34">Unzip</text:p>
            </text:list-item>
            <text:list-item>
              <text:p text:style-name="P34">Libpq-dev</text:p>
            </text:list-item>
            <text:list-item>
              <text:p text:style-name="P34">Postgresql</text:p>
            </text:list-item>
            <text:list-item>
              <text:p text:style-name="P34">OpenLDAP</text:p>
            </text:list-item>
            <text:list-item>
              <text:p text:style-name="P34">Libxml2-dev</text:p>
            </text:list-item>
            <text:list-item>
              <text:p text:style-name="P34">Locales</text:p>
            </text:list-item>
            <text:list-item>
              <text:p text:style-name="P34">Vim</text:p>
            </text:list-item>
          </text:list>
        </text:list-item>
      </text:list>
      <text:h text:style-name="P60" text:outline-level="1" text:is-list-header="true" text:restart-numbering="true" text:start-value="1"/>
      <text:h text:style-name="P61" text:outline-level="1">Instalación</text:h>
      <text:h text:style-name="P56" text:outline-level="2">Instalar los paquetes Debian necesarios </text:h>
      <text:p text:style-name="P10"><text:tab/>Para instalar los paquetes necesarios debe usar el comando <text:span text:style-name="T13">aptitude</text:span>, y recuerde que debe hacer este paso <text:s/><text:span text:style-name="T29">autenticado </text:span>como usuario root. </text:p>
      <text:p text:style-name="P10"/>
      <text:p text:style-name="P27">covetel-server:~# aptitude install <text:span text:style-name="T20">unzip</text:span> libpq-dev libxml2-dev <text:span text:style-name="T20">locales</text:span> libexpat1-dev libgd2-xpm-dev psmisc</text:p>
      <text:p text:style-name="P10"/>
      <text:h text:style-name="P56" text:outline-level="2">Configuración de las locales del sistema </text:h>
      <text:p text:style-name="P10"><text:tab/>Los «locales» <text:span text:style-name="T30">s</text:span><text:span text:style-name="T48">on</text:span><text:span text:style-name="T30"> un grupo de parámetros que permite</text:span> cambiar <text:span text:style-name="T30">a diversos</text:span> idiomas<text:span text:style-name="T30"> </text:span>y permite a los usuarios utilizar su idioma, país, juego de caracteres, ordenación alfanumérica, etc. <text:s/>Por favor elija las siguientes locales: </text:p>
      <text:list xml:id="list1141530357" text:style-name="L5">
        <text:list-item>
          <text:p text:style-name="P35">en_US.UTF-8 UTF-8</text:p>
        </text:list-item>
        <text:list-item>
          <text:p text:style-name="P35">es_ES.UTF-8 UTF-8</text:p>
        </text:list-item>
        <text:list-item>
          <text:p text:style-name="P35">es_VE.UTF-8 UTF-8</text:p>
        </text:list-item>
      </text:list>
      <text:p text:style-name="P10"/>
      <text:p text:style-name="P10"><text:tab/>Por favor seleccione <text:span text:style-name="T13">es_VE.UTF-8</text:span> como idioma predeterminado de todo el sistema. </text:p>
      <text:p text:style-name="P10"/>
      <text:p text:style-name="P10"><text:tab/>Para realizar este paso, debe usar la orden que se encuentra en el siguiente cuadro de código.</text:p>
      <text:p text:style-name="P20">covetel-server:~# dpkg-reconfigure locales</text:p>
      <text:p text:style-name="P10"/>
      <text:h text:style-name="P56" text:outline-level="2">Instalar los paquetes para el soporte de LaTeX </text:h>
      <text:p text:style-name="P20"><text:span text:style-name="T52">c</text:span>ovetel-server:~# aptitude install texlive-latex3 texlive texlive-lang-spanish texlive-base <text:s/>texlive-latex-extra</text:p>
      <text:h text:style-name="P59" text:outline-level="2"><text:span text:style-name="T13">Instalar las librerías de Perl requeridas por la aplicación</text:span></text:h>
      <text:p text:style-name="P10"><text:tab/>Este sistema utiliza un conjunto de librerías específicas de Perl, cuyas versiones no se encuentran empaquetadas oficialmente en Debian Lenny. <text:s/>Por esta razón, nuestro equipo de desarrollo construyo un paquete Debian que contiene las librerías. </text:p>
      <text:p text:style-name="P10"/>
      <text:h text:style-name="P49" text:outline-level="3">Descargar el paquete <text:a xlink:type="simple" xlink:href="http://www.covetel.com.ve/cnti1409/cnti1409-libs_0.3-1_i386.deb">cnti1409-libs_0.3-1_i386.deb</text:a></text:h>
      <text:p text:style-name="P27">covetel-server:~# wget \ <text:a xlink:type="simple" xlink:href="http://www.covetel.com.ve/cnti1409/cnti1409-libs_0.3-1_i386.deb">http://www.covetel.com.ve/cnti1409/cnti1409-libs_0.3-1_i386.de</text:a>b</text:p>
      <text:h text:style-name="P49" text:outline-level="3">Instalar el paquete</text:h>
      <text:p text:style-name="P20">covetel-server:~# dpkg -i cnti1409-libs_0.3-1_i386.deb</text:p>
      <text:p text:style-name="P18"/>
      <text:h text:style-name="P57" text:outline-level="2">Instalar el paquete CNTI1409 que contiene la aplicación</text:h>
      <text:h text:style-name="P49" text:outline-level="3">Descargar el paquete </text:h>
      <text:p text:style-name="P27">covetel-server:~# wget \ </text:p>
      <text:p text:style-name="P29">http://www.covetel.com.ve/cnti1409/cnti1409_0.3-1_i386.deb</text:p>
      <text:h text:style-name="P49" text:outline-level="3">Instalar el paquete</text:h>
      <text:p text:style-name="P26">covetel-server:~# dpkg -i cnti1409_0.3-1_i386.deb</text:p>
      <text:h text:style-name="P61" text:outline-level="1">Configuración de la Base de Datos </text:h>
      <text:h text:style-name="P56" text:outline-level="2">Instalar el servidor de base de datos</text:h>
      <text:p text:style-name="P10"><text:tab/>Recuerde que este paso debe hacerlo <text:span text:style-name="T31">autenticado </text:span>como usuario root. </text:p>
      <text:p text:style-name="P10"/>
      <text:p text:style-name="P20"># aptitude install postgresql-8.3</text:p>
      <text:p text:style-name="P10"/>
      <text:h text:style-name="P56" text:outline-level="2">Configuración del servidor de base de datos </text:h>
      <text:h text:style-name="P49" text:outline-level="3">Verifique que el servidor esta escuchando en todas las interfaces</text:h>
      <text:p text:style-name="P10"><text:tab/>Usualmente es común tener la base de datos en un servidor separado del servidor de la aplicación, en este caso, si usted no cuenta con un servidor PostgreSQL correctamente configurado, debe indicarle que <text:span text:style-name="T47">revise</text:span> en las demás interfaces de red, ya que por defecto, solo escucha en localhost. </text:p>
      <text:p text:style-name="P10"/>
      <text:p text:style-name="P20"># grep "listen_address" /etc/postgresql/8.3/main/postgresql.conf</text:p>
      <text:p text:style-name="P38"><text:tab/>Si el resultado <text:span text:style-name="T31">es similar a l</text:span><text:span text:style-name="T48">a</text:span><text:span text:style-name="T31"> siguiente </text:span><text:span text:style-name="T48">línea de</text:span><text:span text:style-name="T31"> comando</text:span>: </text:p>
      <text:p text:style-name="P38"/>
      <text:p text:style-name="P20">listen_addresses = '*'</text:p>
      <text:p text:style-name="P38"><text:tab/><text:span text:style-name="T32">Se ha conseguido el objetivo deseado</text:span>, de lo contrario, por favor abra este archivo con un editor de textos y busque el parámetro, que usualmente se encuentra comentado en la l<text:span text:style-name="T32">í</text:span>nea 56, y edite esto para que se parezca al valor esperado. En el siguiente bloque de código puede ver un ejemplo de como puede editar este archivo. </text:p>
      <text:p text:style-name="P38"/>
      <text:p text:style-name="P20">vim /etc/postgresql/8.3/main/postgresql.conf</text:p>
      <text:p text:style-name="Text_20_body"/>
      <text:h text:style-name="P49" text:outline-level="3"><text:soft-page-break/>Reinicie el servidor</text:h>
      <text:p text:style-name="P20"># invoke-rc.d postgresql-8.3 restart </text:p>
      <text:h text:style-name="P50" text:outline-level="3" text:is-list-header="true"/>
      <text:h text:style-name="P50" text:outline-level="3">Permitir que el usuario admin se autentique </text:h>
      <text:p text:style-name="P10"><text:tab/>Para hacer esta tarea, <text:span text:style-name="T33">se recomienda que</text:span> <text:span text:style-name="T46">se </text:span>cono<text:span text:style-name="T33">zca</text:span> <text:span text:style-name="T33">l</text:span>a dirección IP del servidor en donde est<text:span text:style-name="T33">á</text:span> corriendo el sistem<text:span text:style-name="T33">a, </text:span><text:span text:style-name="T46">debido a que desde el </text:span>punto de vista de seguridad, solo <text:span text:style-name="T46">se</text:span> permita conexiones a la base de datos del usuario y el servidor en donde esta corriendo el sistema. </text:p>
      <text:p text:style-name="P10"/>
      <text:p text:style-name="P10"><text:tab/><text:span text:style-name="T34">Posteriormente debe editar nuevamente </text:span>un archivo de configuración de Postgres, en donde se definen las reglas básicas de conexión y autorización al servidor. </text:p>
      <text:p text:style-name="P10"/>
      <text:h text:style-name="P63" text:outline-level="4">Editar el archivo /etc/postgresql/8.3/main/pg_hba.conf</text:h>
      <text:p text:style-name="P20"># vim /etc/postgresql/8.3/main/pg_hba.conf </text:p>
      <text:h text:style-name="P63" text:outline-level="4">Agregar la siguiente entrada, preferiblemente al final del archivo </text:h>
      <text:p text:style-name="P20">host <text:s text:c="3"/>validador <text:s text:c="2"/>admin <text:s text:c="6"/>192.168.1.129/32 <text:s text:c="7"/>md5</text:p>
      <text:h text:style-name="P63" text:outline-level="4">Acerca de los valores </text:h>
      <text:p text:style-name="P10"><text:tab/>Por defecto, la base de datos se llama <text:span text:style-name="T13">validador, </text:span><text:span text:style-name="T3">el usuario de la base de datos se llama</text:span><text:span text:style-name="T13"> admin </text:span><text:span text:style-name="T3">y la dirección IP que ve en el ejemplo </text:span><text:span text:style-name="T5">es</text:span><text:span text:style-name="T3"> </text:span><text:span text:style-name="T13">192.168.1.129/32,</text:span><text:span text:style-name="T3"> ésta es la dirección IP de la máquina que se esta usando para escribir este manual, el único valor que estrictamente debería cambiar es este último, en lugar de esta dirección IP, usted debe colocar la dirección IP del servidor que uso para instalar el sistema. </text:span></text:p>
      <text:p text:style-name="P12"/>
      <text:p text:style-name="P10"><text:span text:style-name="T3"><text:tab/></text:span><text:span text:style-name="T3">Usted </text:span><text:span text:style-name="T5">tiene la</text:span><text:span text:style-name="T3"> libe</text:span><text:span text:style-name="T5">rtad</text:span><text:span text:style-name="T3"> de cambiar los valores por defecto de conexión a la base de datos, siempre y cuando </text:span><text:span text:style-name="T5">tenga los conocimientos mínimos necesarios para hacerlo</text:span><text:span text:style-name="T3">. <text:s/></text:span><text:soft-page-break/><text:span text:style-name="T5">R</text:span><text:span text:style-name="T3">ecuerde </text:span><text:span text:style-name="T5">recapitular</text:span><text:span text:style-name="T3"> los pasos que se encuentran en la sección de configuración de la aplicación, relacionado con el archivo </text:span><text:span text:style-name="T13">configuracion.yml, </text:span><text:span text:style-name="T5">en caso de que requiera hacer el </text:span><text:span text:style-name="T5">cambio y p</text:span><text:span text:style-name="T3">osteriormente, no olvide reiniciar el servicio postgresql-8.3. </text:span></text:p>
      <text:p text:style-name="P14"/>
      <text:h text:style-name="P57" text:outline-level="2">Crear la base de datos </text:h>
      <text:h text:style-name="P51" text:outline-level="3">Iniciar sesión con el usuario postgres</text:h>
      <text:p text:style-name="P20"># su postgres</text:p>
      <text:p text:style-name="P10"/>
      <text:h text:style-name="P49" text:outline-level="3">Crear el usuario</text:h>
      <text:p text:style-name="P38"><text:tab/>Recuerde que en este manual <text:span text:style-name="T35">se están utilizado</text:span> valores por defecto, <text:span text:style-name="T46">usted debe cambiar los valores por los correspondientes.</text:span></text:p>
      <text:p text:style-name="P38"><text:span text:style-name="T46"/></text:p>
      <text:p text:style-name="P20">$ createuser -P admin</text:p>
      <text:p text:style-name="P20">Ingrese la contraseña para el nuevo rol:</text:p>
      <text:p text:style-name="P20">¿Será el nuevo rol un superusuario? (s/n) n </text:p>
      <text:p text:style-name="P20">¿Debe permitírsele al rol la creación de bases de datos? (s/n) s </text:p>
      <text:p text:style-name="P20">¿Debe permitírsele al rol la creación de otros roles? (s/n) n </text:p>
      <text:p text:style-name="P10"/>
      <text:h text:style-name="P49" text:outline-level="3">Crear la base de datos </text:h>
      <text:p text:style-name="P38"><text:tab/><text:span text:style-name="T35">R</text:span>ecuerd<text:span text:style-name="T35">e</text:span> <text:span text:style-name="T35">siempre</text:span> <text:span text:style-name="T35">tener presente</text:span> los valores por defecto <text:span text:style-name="T35">del archivo que desee <text:s/>editar.</text:span> <text:span text:style-name="T35">E</text:span>l siguiente comando sirve para crear una base de datos llamada <text:span text:style-name="T13">validador</text:span>, que pertenece al usuario <text:span text:style-name="T13">admin</text:span>. </text:p>
      <text:p text:style-name="P38"/>
      <text:p text:style-name="P20">$ createdb validador -O admin</text:p>
      <text:p text:style-name="P20"/>
      <text:p text:style-name="P20">$ exit</text:p>
      <text:h text:style-name="P49" text:outline-level="3"><text:soft-page-break/>Cargar la base de datos </text:h>
      <text:p text:style-name="P10"><text:tab/>Existe un script SQL para la creación de la base de datos que se encuentra en un archivo en formato tar.gz que puede descargar desde la dirección indicada. </text:p>
      <text:h text:style-name="P63" text:outline-level="4">Descargar el script de la base de datos</text:h>
      <text:p text:style-name="P20">cnti1409-database:~# wget \ http://www.covetel.com.ve/cnti1409/cnti1409-bd.tar.gz</text:p>
      <text:h text:style-name="P63" text:outline-level="4">Descomprimir el archivo</text:h>
      <text:p text:style-name="P20">cnti1409-database:~# tar -zxvf cnti1409-bd.tar.gz </text:p>
      <text:h text:style-name="P63" text:outline-level="4">Cargamos validador.sql usando psql. </text:h>
      <text:p text:style-name="P20">cnti1409-database:~# cd BD/</text:p>
      <text:p text:style-name="P20">cnti1409-database:~/BD# psql -U admin -h localhost \</text:p>
      <text:p text:style-name="P20"><text:s/>validador &lt; validador.sql</text:p>
      <text:p text:style-name="Text_20_body"/>
      <text:h text:style-name="P61" text:outline-level="1">Configuración de OpenLDAP</text:h>
      <text:p text:style-name="P10"><text:tab/>El sistema busca la información de usuarios y roles en una rama espec<text:span text:style-name="T36">í</text:span>fica de LDAP, usted es libre de alterar la configuración por defecto relacionada con la conexión a LDAP y la forma en la que se organizan las ramas, <text:span text:style-name="T37">inclusive </text:span>la información contenida en ellas, pero debe estar seguro de cada paso que realiza y el impacto que esto puede tener en el sistema. </text:p>
      <text:p text:style-name="P10"/>
      <text:p text:style-name="P10"><text:tab/>Le suministramos una serie de recursos, con la intensión de que la configuración inicial y puesta en marcha del servidor LDAP sea lo mas fácil y rápido posible. </text:p>
      <text:p text:style-name="P10"/>
      <text:p text:style-name="P10"><text:tab/>Le recordamos que esta información igualmente debe ser útil si quisiera cargar esta rama a un servidor LDAP en actualmente en producción. </text:p>
      <text:p text:style-name="P10"/>
      <text:p text:style-name="P10"><text:tab/>Inicialmente debe descargar los archivos relacionados a LDAP. </text:p>
      <text:p text:style-name="P10"/>
      <text:p text:style-name="P20">cnti1409-ldap:~# wget \ http://www.covetel.com.ve/cnti1409/cnti1409-ldap.tar.gz </text:p>
      <text:p text:style-name="P10"><text:tab/>Luego debe descomprimir este archivo de la siguiente manera. </text:p>
      <text:p text:style-name="P20">cnti1409-ldap:~# tar -zxvf cnti1409-ldap.tar.gz</text:p>
      <text:p text:style-name="P10"><text:tab/>En la carpeta LDAP, vamos a encontrar dos archivos importantes: </text:p>
      <text:p text:style-name="P10"/>
      <text:list xml:id="list1760589107" text:style-name="L6">
        <text:list-item>
          <text:p text:style-name="P36"><text:span text:style-name="T13">estructura.ldif</text:span> : <text:span text:style-name="T37">e</text:span>ste archivo contiene el árbol LDAP. </text:p>
        </text:list-item>
        <text:list-item>
          <text:p text:style-name="P36"><text:span text:style-name="T13">slapd.conf</text:span> : <text:span text:style-name="T37">e</text:span>ste archivo contiene la configuración básica del servidor LDAP. </text:p>
        </text:list-item>
      </text:list>
      <text:p text:style-name="Text_20_body"/>
      <text:p text:style-name="Text_20_body"/>
      <text:p text:style-name="Text_20_body"/>
      <text:p text:style-name="Text_20_body"/>
      <text:p text:style-name="Text_20_body"/>
      <text:p text:style-name="Text_20_body"/>
      <text:h text:style-name="P56" text:outline-level="2"><text:soft-page-break/>Instalación y configuración</text:h>
      <text:h text:style-name="P49" text:outline-level="3">Instalar el servidor LDAP </text:h>
      <text:p text:style-name="P20"># aptitude install slapd ldap-utils</text:p>
      <text:p text:style-name="P10"><text:tab/>El comando anterior instalar<text:span text:style-name="T38">á</text:span> el servicio slapd y le preguntará por una contraseña, la cual es justamente la contraseña del usuario admin. </text:p>
      <text:p text:style-name="P10"><text:tab/><text:span text:style-name="T45">É</text:span>sta es la contraseña que debe proporcionar en el archivo <text:span text:style-name="T13">configuracion.yml</text:span> en la sección de <text:s/>conexión a LDAP. </text:p>
      <text:p text:style-name="P10"><text:tab/></text:p>
      <text:h text:style-name="P49" text:outline-level="3">Cargar el árbol y el fichero de configuración proporcionados. </text:h>
      <text:h text:style-name="P63" text:outline-level="4">Detener el servicio slapd</text:h>
      <text:p text:style-name="P20"># invoke-rc.d slapd stop</text:p>
      <text:h text:style-name="P63" text:outline-level="4">Copiar el archivo de configuración de slapd </text:h>
      <text:p text:style-name="P20">cnti1409-ldap:~/LDAP# cp slapd.conf /etc/ldap/</text:p>
      <text:h text:style-name="P63" text:outline-level="4">Cargar el árbol.</text:h>
      <text:p text:style-name="P20"># slapadd -f /etc/ldap/slapd.conf -l estructura.ldif</text:p>
      <text:h text:style-name="P63" text:outline-level="4">Indexar</text:h>
      <text:p text:style-name="P10"><text:tab/>El sistema va indicar una advertencia </text:p>
      <text:p text:style-name="P20"># slapindex -f /etc/ldap/slapd.conf</text:p>
      <text:h text:style-name="P63" text:outline-level="4"><text:soft-page-break/>Establecer los permisos</text:h>
      <text:p text:style-name="P20"># chown openldap.openldap /var/lib/ldap -R </text:p>
      <text:p text:style-name="P20"># chown openldap.openldap /etc/ldap/ -R </text:p>
      <text:h text:style-name="P63" text:outline-level="4">Iniciar el servicio slapd. </text:h>
      <text:p text:style-name="P20"># invoke-rc.d slapd start </text:p>
      <text:h text:style-name="Heading_20_3" text:outline-level="3" text:is-list-header="true"/>
      <text:h text:style-name="P52" text:outline-level="3">Probar y verificar que los datos <text:span text:style-name="T44">se encuentren en el </text:span>lugar <text:span text:style-name="T44">correcto</text:span> </text:h>
      <text:h text:style-name="P63" text:outline-level="4">Verificar que el usuario ucnti existe.</text:h>
      <text:p text:style-name="P10"><text:tab/>Recuerde presionar la tecla Enter cuando el cliente LDAP le pida la contraseña. </text:p>
      <text:p text:style-name="P20"># ldapsearch -h localhost -x -W -b \</text:p>
      <text:p text:style-name="P20">ou=cnti1409,dc=cnti,dc=gob,dc=ve \</text:p>
      <text:p text:style-name="P20">'(&amp;(objectClass=posixAccount)(uid=ucnti))'</text:p>
      <text:p text:style-name="P20"/>
      <text:p text:style-name="P20">Enter LDAP Password: <text:span text:style-name="T13">(Enter)</text:span></text:p>
      <text:p text:style-name="P39"><text:tab/>El resultado esperado del comando anterior es el siguiente: </text:p>
      <text:p text:style-name="P23"># ucnti, Usuarios, cnti1409, cnti.gob.ve </text:p>
      <text:p text:style-name="P23">dn: uid=ucnti,ou=Usuarios,ou=cnti1409,dc=cnti,dc=gob,dc=ve </text:p>
      <text:p text:style-name="P23">objectClass: top </text:p>
      <text:p text:style-name="P23">objectClass: inetOrgPerson </text:p>
      <text:p text:style-name="P23">objectClass: posixAccount </text:p>
      <text:p text:style-name="P23">cn: Usuario CNTI </text:p>
      <text:p text:style-name="P23">uid: ucnti </text:p>
      <text:p text:style-name="P23">homeDirectory: /home/users/ucnti </text:p>
      <text:p text:style-name="P23">givenName: Usuario </text:p>
      <text:p text:style-name="P23">sn: CNTI </text:p>
      <text:p text:style-name="P23">mail: cnti@cnti.gob.ve </text:p>
      <text:p text:style-name="P23">gidNumber: 1000 </text:p>
      <text:p text:style-name="P23">uidNumber: 1000 </text:p>
      <text:p text:style-name="P23"/>
      <text:p text:style-name="P23"># search result </text:p>
      <text:p text:style-name="P23">search: 2 </text:p>
      <text:p text:style-name="P23">result: 0 Success </text:p>
      <text:p text:style-name="P23"/>
      <text:p text:style-name="P24"># numResponses: 2 </text:p>
      <text:p text:style-name="P24"># numEntries: 1 </text:p>
      <text:h text:style-name="P63" text:outline-level="4"><text:soft-page-break/>Verificar que el rol Administrador existe. </text:h>
      <text:p text:style-name="P10"><text:tab/>Recuerde presionar la tecla Enter, cuando el cliente LDAP le pida la contraseña. </text:p>
      <text:p text:style-name="P10"/>
      <text:p text:style-name="P20"># ldapsearch -h localhost -x -W -b \</text:p>
      <text:p text:style-name="P20">ou=cnti1409,dc=cnti,dc=gob,dc=ve \</text:p>
      <text:p text:style-name="P20">'(&amp;(objectClass=posixGroup)(cn=Administrador))'</text:p>
      <text:p text:style-name="P20"/>
      <text:p text:style-name="P20">Enter LDAP Password: <text:span text:style-name="T13">(Enter)</text:span></text:p>
      <text:p text:style-name="P10"><text:tab/>El resultado esperado del comando anterior es el siguiente: </text:p>
      <text:p text:style-name="P10"/>
      <text:p text:style-name="P20"># Administrador, Roles, cnti1409, cnti.gob.ve </text:p>
      <text:p text:style-name="P20">dn: cn=Administrador,ou=Roles,ou=cnti1409,dc=cnti,dc=gob,dc=ve </text:p>
      <text:p text:style-name="P20">objectClass: posixGroup </text:p>
      <text:p text:style-name="P20">objectClass: top </text:p>
      <text:p text:style-name="P20">cn: Administrador </text:p>
      <text:p text:style-name="P20">gidNumber: 1000 </text:p>
      <text:p text:style-name="P20">memberUid: ucnti </text:p>
      <text:p text:style-name="P20"/>
      <text:p text:style-name="P20"># search result </text:p>
      <text:p text:style-name="P20">search: 2 </text:p>
      <text:p text:style-name="P20">result: 0 Success </text:p>
      <text:p text:style-name="P22"/>
      <text:p text:style-name="P22"># numResponses: 2 </text:p>
      <text:p text:style-name="P22"># numEntries: 1 </text:p>
      <text:p text:style-name="Text_20_body"/>
      <text:h text:style-name="P64" text:outline-level="4">Verificar que el rol AuditorJefe existe </text:h>
      <text:p text:style-name="P10"><text:tab/>Recuerde presionar la tecla Enter, cuando el cliente LDAP le pida la contraseña. </text:p>
      <text:p text:style-name="P20"># ldapsearch -h localhost -x -W -b \</text:p>
      <text:p text:style-name="P20">ou=cnti1409,dc=cnti,dc=gob,dc=ve \</text:p>
      <text:p text:style-name="P20">'(&amp;(objectClass=posixGroup)(cn=AuditorJefe))'</text:p>
      <text:p text:style-name="P20"/>
      <text:p text:style-name="P20">Enter LDAP Password: <text:span text:style-name="T13">(Enter)</text:span></text:p>
      <text:p text:style-name="P10"><text:tab/>El resultado esperado del comando anterior es el siguiente: </text:p>
      <text:p text:style-name="P20"># AuditorJefe, Roles, cnti1409, cnti.gob.ve </text:p>
      <text:p text:style-name="P20">dn: cn=AuditorJefe,ou=Roles,ou=cnti1409,dc=cnti,dc=gob,dc=ve </text:p>
      <text:p text:style-name="P20">objectClass: posixGroup </text:p>
      <text:p text:style-name="P20">objectClass: top </text:p>
      <text:p text:style-name="P20">cn: AuditorJefe </text:p>
      <text:p text:style-name="P20">gidNumber: 1002 </text:p>
      <text:p text:style-name="P20">memberUid: ucnti </text:p>
      <text:p text:style-name="P20"/>
      <text:p text:style-name="P20"># search result </text:p>
      <text:p text:style-name="P20">search: 2 </text:p>
      <text:p text:style-name="P20">result: 0 Success </text:p>
      <text:p text:style-name="P20"/>
      <text:p text:style-name="P22"># numResponses: 2 </text:p>
      <text:p text:style-name="P22"># numEntries: 1</text:p>
      <text:p text:style-name="Text_20_body"/>
      <text:h text:style-name="P64" text:outline-level="4">Verificar que el rol Auditor existe </text:h>
      <text:p text:style-name="P10"><text:tab/>Recuerde presionar la tecla Enter, cuando el cliente LDAP le pida la contraseña. </text:p>
      <text:p text:style-name="P20"># ldapsearch -h localhost -x -W -b \</text:p>
      <text:p text:style-name="P20">ou=cnti1409,dc=cnti,dc=gob,dc=ve \</text:p>
      <text:p text:style-name="P20">'(&amp;(objectClass=posixGroup)(cn=Auditor))'</text:p>
      <text:p text:style-name="P20"/>
      <text:p text:style-name="P20">Enter LDAP Password: <text:span text:style-name="T13">(Enter)</text:span></text:p>
      <text:p text:style-name="P10"><text:tab/>El resultado esperado del comando anterior es el siguiente: </text:p>
      <text:p text:style-name="P20"># Auditor, Roles, cnti1409, cnti.gob.ve </text:p>
      <text:p text:style-name="P20">dn: cn=Auditor,ou=Roles,ou=cnti1409,dc=cnti,dc=gob,dc=ve </text:p>
      <text:p text:style-name="P20">objectClass: posixGroup </text:p>
      <text:p text:style-name="P20">objectClass: top </text:p>
      <text:p text:style-name="P20">cn: Auditor </text:p>
      <text:p text:style-name="P20">gidNumber: 1001 </text:p>
      <text:p text:style-name="P20">memberUid: ucnti </text:p>
      <text:p text:style-name="P20"/>
      <text:p text:style-name="P20"># search result </text:p>
      <text:p text:style-name="P20">search: 2 </text:p>
      <text:p text:style-name="P20">result: 0 Success </text:p>
      <text:p text:style-name="P20"/>
      <text:p text:style-name="P22"># numResponses: 2 </text:p>
      <text:p text:style-name="P22"># numEntries: 1</text:p>
      <text:p text:style-name="P22"/>
      <text:h text:style-name="P61" text:outline-level="1">Configurar el Sistema</text:h>
      <text:p text:style-name="P10"><text:tab/>La configuración del sistema se encuentra en el archivo <text:span text:style-name="T13">configuracion.yml</text:span><text:span text:style-name="T3">, debe tomar en cuenta que este archivo est</text:span><text:span text:style-name="T6">á</text:span><text:span text:style-name="T3"> escrito usando el lenguaje YAML</text:span><text:span text:style-name="T3"><text:note text:id="ftn1" text:note-class="footnote"><text:note-citation>1</text:note-citation><text:note-body><text:p text:style-name="Footnote">Para mas información sobre YAML, puede ir al siguiente enlace. http://www.yaml.org/spec/</text:p></text:note-body></text:note></text:span><text:span text:style-name="T3">, le recomendamos <text:s/>que evite el uso de tabulaciones en este archivo, si incluye alguna tabulación, entonces va a corromper el archivo, y esto va a causar que el sistema simplemente no arranque.</text:span></text:p>
      <text:p text:style-name="P14"/>
      <text:h text:style-name="P56" text:outline-level="2"><text:span text:style-name="T3"><text:tab/></text:span><text:span text:style-name="T13">Configurar la conexión a la base de datos </text:span></text:h>
      <text:p text:style-name="P10"><text:span text:style-name="T13"><text:tab/></text:span><text:span text:style-name="T3">La configuración de la base de datos</text:span><text:span text:style-name="T3"> comienza en la l</text:span><text:span text:style-name="T7">í</text:span><text:span text:style-name="T3">nea seis (6) del archivo configuracion.yml </text:span></text:p>
      <text:p text:style-name="P25"># cd /opt/CNTI-14-09/CNTI1409/</text:p>
      <text:p text:style-name="P28"># vim configuracion.yml</text:p>
      <text:p text:style-name="P28"/>
      <text:p text:style-name="P28"><text:s text:c="2"/>6 # Configuración de la base de datos. </text:p>
      <text:p text:style-name="P28"><text:s text:c="2"/>7 Model::DB: </text:p>
      <text:p text:style-name="P28"><text:s text:c="2"/>8 <text:s text:c="2"/>schema_class: Validador::Esquema </text:p>
      <text:p text:style-name="P28"><text:s text:c="2"/>9 <text:s text:c="2"/>connect_info: </text:p>
      <text:p text:style-name="P28"><text:s/>10 <text:s text:c="4"/><text:span text:style-name="T13">user:</text:span> <text:span text:style-name="T3">admin </text:span></text:p>
      <text:p text:style-name="P28"><text:s/>11 <text:s text:c="4"/><text:span text:style-name="T13">password</text:span>: <text:span text:style-name="T3">123321... </text:span></text:p>
      <text:p text:style-name="P28"><text:s/>12 <text:s text:c="4"/>dsn: dbi:Pg:dbname=validador;<text:span text:style-name="T13">host</text:span>=<text:span text:style-name="T3">localhost </text:span></text:p>
      <text:p text:style-name="P28"><text:s/>13 <text:s text:c="4"/>pg_enable_utf8: 1 </text:p>
      <text:p text:style-name="P10"/>
      <text:h text:style-name="P49" text:outline-level="3">Atributos importantes</text:h>
      <text:h text:style-name="P63" text:outline-level="4">User</text:h>
      <text:p text:style-name="P10"><text:tab/>Este campo hace referencia al usuario de la base de datos, si usted cambio ese valor por favor indique en lugar de admin, el nombre de usuario que configur<text:span text:style-name="T39">ó</text:span>. </text:p>
      <text:h text:style-name="P63" text:outline-level="4"><text:soft-page-break/>Password </text:h>
      <text:p text:style-name="P10"><text:tab/>En este campo debe colocar la contraseña del usuario de conexión a la base de datos. </text:p>
      <text:h text:style-name="P63" text:outline-level="4">Host</text:h>
      <text:p text:style-name="P10"><text:tab/>En este campo debe colocar la dirección IP o el nombre del host en donde se encuentra la base de datos. </text:p>
      <text:p text:style-name="P10"/>
      <text:h text:style-name="P56" text:outline-level="2">Configurar la conexión a LDAP</text:h>
      <text:p text:style-name="P10"><text:tab/>La integración LDAP del sistema est<text:span text:style-name="T39">á</text:span> conformada por dos módulos, la autenticación y la modelo LDAP, las dos deben apuntar al mismo servidor LDAP. </text:p>
      <text:p text:style-name="P10"/>
      <text:h text:style-name="P49" text:outline-level="3">Configurar la autenticación LDAP</text:h>
      <text:p text:style-name="P10"><text:tab/>La configuración de la autenticación LDAP se encuentra en el archivo configuracion.yml, en el bloque comprendido entre la l<text:span text:style-name="T39">í</text:span>nea 40 y la l<text:span text:style-name="T39">í</text:span>nea 71. Los valores importantes sobre la conexión se describen en la siguiente lista: </text:p>
      <text:h text:style-name="P63" text:outline-level="4">ldap_server <text:s/><text:span text:style-name="T3">(l</text:span><text:span text:style-name="T8">í</text:span><text:span text:style-name="T3">nea 50)</text:span></text:h>
      <text:p text:style-name="P10"><text:tab/>Aquí debe colocar la dirección del servidor LDAP. </text:p>
      <text:h text:style-name="P63" text:outline-level="4">binddn <text:span text:style-name="T3">(l</text:span><text:span text:style-name="T8">í</text:span><text:span text:style-name="T3">ne</text:span><text:span text:style-name="T3">a 53)</text:span></text:h>
      <text:p text:style-name="P10"><text:tab/>Aquí debe colocar el DN, que debe ser un usuario con privilegios para leer la información de las entradas de ese árbol LDAP, <text:span text:style-name="T40">por </text:span>ejemplo: </text:p>
      <text:p text:style-name="P10"/>
      <text:p text:style-name="P20">binddn: cn=admin,dc=cnti,dc=gob,dc=ve</text:p>
      <text:h text:style-name="P63" text:outline-level="4">bindpw <text:s/><text:span text:style-name="T3">(l</text:span><text:span text:style-name="T8">í</text:span><text:span text:style-name="T3">n</text:span><text:span text:style-name="T3">ea 54)</text:span></text:h>
      <text:p text:style-name="P10"><text:tab/>Aquí debe colocar la contraseña del usuario correspondiente al DN anterior. </text:p>
      <text:p text:style-name="Text_20_body"/>
      <text:h text:style-name="P49" text:outline-level="3"><text:soft-page-break/>Configurar la modelo LDAP </text:h>
      <text:p text:style-name="P10"><text:tab/>La modelo LDAP es la parte del sistema que se encarga de manipular los datos que se almacenan en LDAP. <text:s/>Su configuración se encuentra comprendida en el bloque de la l<text:span text:style-name="T41">í</text:span>nea <text:s/>16 a la l<text:span text:style-name="T41">í</text:span>nea 25. Los valores importantes sobre la conexión se describen en la siguiente lista: </text:p>
      <text:p text:style-name="P10"/>
      <text:h text:style-name="P63" text:outline-level="4">host <text:span text:style-name="T3">(l</text:span><text:span text:style-name="T9">í</text:span><text:span text:style-name="T3">n</text:span><text:span text:style-name="T3">ea 17)</text:span></text:h>
      <text:p text:style-name="P14"><text:tab/>Aquí debe colocar el nombre o dirección IP del servidor LDAP, recuerde que debe ser el mismo servidor que esta usando para la autenticación.</text:p>
      <text:h text:style-name="P63" text:outline-level="4"><text:span text:style-name="T13">dn</text:span><text:span text:style-name="T3"> (l</text:span><text:span text:style-name="T9">í</text:span><text:span text:style-name="T3">nea </text:span><text:span text:style-name="T3">21)</text:span></text:h>
      <text:p text:style-name="P14"><text:tab/>Aquí debe colocar el DN, que debe ser un usuario con privilegios para modificar la información de las entradas de ese árbol LDAP, <text:s/><text:span text:style-name="T41">por </text:span>ejemplo: </text:p>
      <text:p text:style-name="P14"/>
      <text:p text:style-name="P21">binddn: cn=admin,dc=cnti,dc=gob,dc=ve</text:p>
      <text:h text:style-name="P63" text:outline-level="4"><text:span text:style-name="T13">password</text:span><text:span text:style-name="T3"> (l</text:span><text:span text:style-name="T9">í</text:span><text:span text:style-name="T3">n</text:span><text:span text:style-name="T3">ea 22)</text:span></text:h>
      <text:p text:style-name="P14"><text:tab/>Aquí debe colocar la contraseña del usuario correspondiente al DN anterior. </text:p>
      <text:p text:style-name="P13"/>
      <text:h text:style-name="P58" text:outline-level="2">Instalación de la herramienta de validación de la W3C para HTML </text:h>
      <text:p text:style-name="P67">covetel-server:~# aptitude install w3c-markup-validator</text:p>
      <text:p text:style-name="Text_20_body"/>
      <text:h text:style-name="Heading_20_2" text:outline-level="2">Instalación de la herramienta de validación de la W3C para CSS </text:h>
      <text:p text:style-name="Text_20_body"><text:tab/>Desde un sistema Debian Lenny <text:span text:style-name="T53">base, se deben seguir</text:span> los pasos <text:span text:style-name="T53">a continuación</text:span>:</text:p>
      <text:p text:style-name="Text_20_body"/>
      <text:list xml:id="list1226032402" text:style-name="L7">
        <text:list-item>
          <text:p text:style-name="P43">Se debe asegurar que los repositorios “non-free” estén habilitados, <text:span text:style-name="T53">en </text:span>el archivo /etc/apt/source.list debe tener una entrada similar a la siguiente:</text:p>
        </text:list-item>
      </text:list>
      <text:p text:style-name="Text_20_body"/>
      <text:p text:style-name="P19">deb http://ftp.us.debian.org/debian/ lenny main contrib non-free</text:p>
      <text:list xml:id="list539605833" text:continue-numbering="true" text:style-name="L7">
        <text:list-header>
          <text:p text:style-name="P44"><text:span text:style-name="T53">Nota: Cabe destacar que si la línea anterior es diferente a la que se encuentra en su repositorio, deberá agregarla como lo índica en el párrafo anterior.</text:span></text:p>
          <text:p text:style-name="P44"><text:span text:style-name="T53"/></text:p>
        </text:list-header>
        <text:list-item>
          <text:p text:style-name="P44">Si se ha agregado la palabra clave non-free por favor actualizar la base de datos de paquetes disponibles <text:span text:style-name="T54">ejecutando</text:span> el siguiente comando:</text:p>
          <text:p text:style-name="P44"/>
        </text:list-item>
      </text:list>
      <text:p text:style-name="P68">covetel-server:~# aptitude update</text:p>
      <text:list xml:id="list1478612340" text:continue-numbering="true" text:style-name="L7">
        <text:list-item>
          <text:p text:style-name="P43">Instalar <text:span text:style-name="T54">el paquete de </text:span>Java.</text:p>
        </text:list-item>
      </text:list>
      <text:p text:style-name="Text_20_body"/>
      <text:p text:style-name="P68"><text:span text:style-name="T54">c</text:span>ovetel-server:~# aptitude install sun-java6-jdk</text:p>
      <text:list xml:id="list539741272" text:continue-numbering="true" text:style-name="L7">
        <text:list-item>
          <text:p text:style-name="P43">Instalar la herramienta ant</text:p>
        </text:list-item>
      </text:list>
      <text:p text:style-name="Codigo">aptitude install ant</text:p>
      <text:list xml:id="list407218171" text:continue-numbering="true" text:style-name="L7">
        <text:list-item>
          <text:p text:style-name="P43">Instalar el servidor de aplicaciones Tomcat 5.5</text:p>
        </text:list-item>
      </text:list>
      <text:p text:style-name="P68">covetel-server:~# aptitude install tomcat5.5 tomcat5.5-admin tomcat5.5-webapps</text:p>
      <text:list xml:id="list1393505401" text:continue-numbering="true" text:style-name="L7">
        <text:list-item>
          <text:p text:style-name="P48">Descargar el código fuente del validador CSS de la W3C, <text:span text:style-name="T54">usando la herramienta</text:span> CVS, para ello lo primero que debe hacer es instalar cvs y posteriormente configurar algunos parámetros.</text:p>
        </text:list-item>
      </text:list>
      <text:p text:style-name="P68"><text:span text:style-name="T54">c</text:span>ovetel-server:~# aptitude install cvs</text:p>
      <text:p text:style-name="P68">covetel-server:~# cd /usr/src</text:p>
      <text:p text:style-name="P68"/>
      <text:p text:style-name="Codigo">CVSROOT=:pserver:anonymous@dev.w3.org:/sources/public cvs login</text:p>
      <text:p text:style-name="Codigo">password: anonymous</text:p>
      <text:p text:style-name="Codigo">CVSROOT=:pserver:anonymous@dev.w3.org:/sources/public cvs checkout 2002/css-validator</text:p>
      <text:p text:style-name="Codigo"/>
      <text:p text:style-name="P68">covetel-server:~# cd 2002/css-validator</text:p>
      <text:list xml:id="list1384268589" text:continue-numbering="true" text:style-name="L7">
        <text:list-item>
          <text:p text:style-name="P43"><text:span text:style-name="T55">Se debe s</text:span>ustituir el archivo build.xml, <text:span text:style-name="T55">para ello deberá descargar el nuevo build.xml</text:span> <text:span text:style-name="T55">que se encuentra en </text:span>el servidor de <text:span text:style-name="T55">C</text:span>ovetel.</text:p>
          <text:p text:style-name="P43"/>
        </text:list-item>
      </text:list>
      <text:p text:style-name="P68"><text:span text:style-name="T55">c</text:span>ovetel-server:~# wget http://www.covetel.com.ve/conf/build.xmlg</text:p>
      <text:list xml:id="list1417301214" text:continue-numbering="true" text:style-name="L7">
        <text:list-item>
          <text:p text:style-name="P43"><text:span text:style-name="T55">Debe c</text:span>ompilar el código fuente de la aplicación y generar el <text:span text:style-name="T55">archivo </text:span>.war que servirá para hacer el deployment de la aplicación en el servidor tomcat, <text:span text:style-name="T55">ejecutando el siguiente comando:</text:span></text:p>
        </text:list-item>
        <text:list-item>
          <text:p text:style-name="P43"><text:span text:style-name="T55"/></text:p>
        </text:list-item>
      </text:list>
      <text:p text:style-name="P69">covetel-server:~# ant war</text:p>
      <text:list xml:id="list961714849" text:continue-numbering="true" text:style-name="L7">
        <text:list-item>
          <text:p text:style-name="P43"><text:span text:style-name="T55">Ahora deberá c</text:span>opiar el .war generado en el directorio de aplicaciones web de tomcat</text:p>
        </text:list-item>
      </text:list>
      <text:p text:style-name="P69">covetel-server:~# cp css-validator.war /var/lib/tomcat5.5/webapps</text:p>
      <text:list xml:id="list1227426434" text:continue-numbering="true" text:style-name="L7">
        <text:list-item>
          <text:p text:style-name="P43">Modificar tomcat para que no use el gestor de seguridad de Java, esto se hace editando el parámetro TOMCAT5_SECURITY=NO en el archivo /etc/default/tomcat5.5</text:p>
        </text:list-item>
        <text:list-item>
          <text:p text:style-name="P43">Por último se reinicia el tomcat</text:p>
        </text:list-item>
      </text:list>
      <text:p text:style-name="Codigo">/etc/init.d/tomcat5.5 restart</text:p>
      <text:p text:style-name="Text_20_body"/>
      <text:h text:style-name="P56" text:outline-level="2"><text:soft-page-break/>Configurar la conexión <text:span text:style-name="T21">con el sistema de validación de W3C</text:span></text:h>
      <text:p text:style-name="P10"><text:tab/>El sistema viene configurado por defecto para usar los sistemas de validación que proporciona la W3C en línea, en caso de que se desee usar el sistema de validación de la W3C desde otra ubicación, se debe modificar el archivo de configuración para que se le indique la dirección en donde estará ubicado el mismo.</text:p>
      <text:p text:style-name="P10"/>
      <text:p text:style-name="P10"><text:tab/>Los parámetros que deben ser modificados se encuentran en el archivo configuracion.yml en el bloque comprendido entre la línea 90 y 91, los valores a modificar son:</text:p>
      <text:p text:style-name="P10"/>
      <text:h text:style-name="P63" text:outline-level="4"><text:span text:style-name="T21">css_validator_uri </text:span><text:span text:style-name="T22">(línea 90)</text:span></text:h>
      <text:p text:style-name="P15"><text:tab/>Aquí se debe indicar la URL para el sistema de validación de la W3C que evalúa las hojas de estilo (CSS) de un portal.</text:p>
      <text:h text:style-name="P63" text:outline-level="4"><text:span text:style-name="T25">html_validator_uri</text:span><text:span text:style-name="T22"> (línea 91)</text:span></text:h>
      <text:p text:style-name="P15"><text:tab/>Aquí se debe indicar la URL para el sistema de validación de la W3C que evalúa <text:s/>el documento de hypertexto (HTML) de un portal.</text:p>
      <text:p text:style-name="P15"/>
      <text:p text:style-name="P47"><text:tab/>Cabe destacar que los sistemas que validan hojas de estilo e hypertexto son independientes por lo tanto sus URL son distintas. </text:p>
      <text:p text:style-name="P47"><text:span text:style-name="T56"/></text:p>
      <text:p text:style-name="P40"><text:span text:style-name="T23"><text:tab/>Además </text:span><text:span text:style-name="T24">la W3C acota lo siguiente: “Ten </text:span><text:span text:style-name="T57">en cuenta que la versión en línea del Validador de CSS es, generalmente, más antigua que la versión CVS, de modo que los resultados y la apariencia pueden variar ligeramente”. Esto lo puede encontrar en la siguiente URL </text:span><text:a xlink:type="simple" xlink:href="http://jigsaw.w3.org/css-validator/DOWNLOAD.html"><text:span text:style-name="T57">http://jigsaw.w3.org/css-validator/DOWNLOAD.html</text:span></text:a></text:p>
      <text:p text:style-name="P40"><text:span text:style-name="T57"/></text:p>
      <text:p text:style-name="P10"/>
      <text:h text:style-name="P61" text:outline-level="1">Iniciar el sistema </text:h>
      <text:p text:style-name="P10"><text:tab/>Luego de haber realizado correctamente todos los pasos de la configuración, iniciar el sistema es muy fácil y se reduce a un (1) paso.</text:p>
      <text:p text:style-name="P10"/>
      <text:h text:style-name="P56" text:outline-level="2">Iniciar el sistema</text:h>
      <text:h text:style-name="P49" text:outline-level="3">Iniciamos el servidor</text:h>
      <text:p text:style-name="P20">covetel-server:~# /etc/init.d/cnti1409 start</text:p>
      <text:p text:style-name="P20"/>
      <text:p text:style-name="P20">Starting PROD cnti1409... started.</text:p>
      <text:p text:style-name="P10"><text:tab/>Una vez iniciado el servidor, luego de unos segundos, la salida en la c<text:span text:style-name="T42">ó</text:span>nsola debería <text:span text:style-name="T42">ser similar a el siguiente mensaje:</text:span> </text:p>
      <text:p text:style-name="P10"/>
      <text:p text:style-name="P20">Plack::Server::Standalone::Prefork: Accepting connections at http://0:3000/</text:p>
      <text:p text:style-name="P9"/>
      <text:h text:style-name="P49" text:outline-level="3">Verificar que los procesos del servidor están cargados </text:h>
      <text:p text:style-name="P20">covetel-server:~# ps ax | grep perl </text:p>
      <text:p text:style-name="P10"/>
      <text:p text:style-name="Text_20_body"/>
      <text:p text:style-name="Text_20_body"/>
      <text:h text:style-name="P61" text:outline-level="1"><text:span text:style-name="T19">Conclusiones</text:span> y Recomendaciones</text:h>
      <text:list xml:id="list2128205207" text:style-name="List_20_1">
        <text:list-item>
          <text:p text:style-name="P32"><text:span text:style-name="T43">El usuario con rol de administrador del sistema deberá tener la capacidad de i</text:span>nstalar y configurar el servidor de base de datos.</text:p>
        </text:list-item>
        <text:list-item>
          <text:p text:style-name="P32"><text:span text:style-name="T43">El usuario con rol de administrador del sistema deberá tener la capacidad i</text:span>nstalar y configurar el servidor LDAP.</text:p>
        </text:list-item>
        <text:list-item>
          <text:p text:style-name="P32"><text:span text:style-name="T43">El usuario con rol de administrador del sistema deberá tener la capacidad i</text:span>nstalar las herramientas necesarias para obtener el código fuente del sistema.</text:p>
        </text:list-item>
        <text:list-item>
          <text:p text:style-name="P32"><text:span text:style-name="T43">El usuario con rol de administrador del sistema deberá tener la capacidad de d</text:span>escargar el código fuente del sistema.</text:p>
        </text:list-item>
        <text:list-item>
          <text:p text:style-name="P32"><text:span text:style-name="T43">El usuario con rol de administrador del sistema deberá tener la capacidad de i</text:span>nstalar los paquetes de Debian necesarios para satisfacer las dependencias.</text:p>
        </text:list-item>
        <text:list-item>
          <text:p text:style-name="P32"><text:span text:style-name="T43">El usuario con rol de administrador del sistema deberá tener la capacidad d</text:span>escargar, compilar e instalar las librerías que satisfacen las dependencias del sistema. </text:p>
        </text:list-item>
        <text:list-item>
          <text:p text:style-name="P32"><text:span text:style-name="T43">El usuario con rol de administrador del sistema deberá tener la capacidad de c</text:span>argar el árbol LDAP inicial que contiene las ramas necesarias para el correcto funcionamiento del sistema.</text:p>
        </text:list-item>
        <text:list-item>
          <text:p text:style-name="P32"><text:span text:style-name="T43">El usuario con rol de administrador del sistema deberá tener la capacidad de c</text:span>onfigurar los parámetros de conexión a base de datos.</text:p>
        </text:list-item>
        <text:list-item>
          <text:p text:style-name="P32"><text:span text:style-name="T43">El usuario con rol de administrador del sistema deberá tener la capacidad de c</text:span>onfigurar los parámetros de conexión a LDAP. </text:p>
        </text:list-item>
        <text:list-item text:start-value="1">
          <text:p text:style-name="P32">Configurar los parámetros de conexión al WebService de la W3C</text:p>
        </text:list-item>
        <text:list-item>
          <text:p text:style-name="P32">Se recomienda el uso de un editor de textos confiable para las tareas que involucran manipular archivos de texto. </text:p>
        </text:list-item>
        <text:list-item>
          <text:p text:style-name="P32">Se recomienda el uso de la herramienta screen. </text:p>
        </text:list-item>
        <text:list-item>
          <text:p text:style-name="P32">El proceso de instalación del Sistema es fácil, sin embargo requiere de tiempo y atención del administrador del sistema.</text:p>
        </text:list-item>
        <text:list-item>
          <text:p text:style-name="P32">En el proceso de instalación seleccione las opciones por defecto a las preguntas que se realizan.</text:p>
        </text:list-item>
        <text:list-item>
          <text:p text:style-name="P32">Por favor lea cuidadosamente los mensajes antes de tomar una decisión. </text:p>
        </text:list-item>
      </text:list>
      <text:p text:style-name="Bloque_20_1"/>
      <text:h text:style-name="P62" text:outline-level="1">Referencias</text:h>
      <text:list xml:id="list152133432" text:style-name="Numbering_20_2">
        <text:list-header>
          <text:p text:style-name="P45"/>
        </text:list-header>
        <text:list-item>
          <text:p text:style-name="P37"><text:span text:style-name="T14">Comunidad de Desarrollo de Perl. </text:span><text:span text:style-name="T18">(1995). </text:span><text:span text:style-name="T14">CPAN. </text:span><text:span text:style-name="T18">Disponible en: </text:span><text:a xlink:type="simple" xlink:href="http://search.cpan.org/~andk/CPAN-1.9402/"><text:span text:style-name="T14">http://search.cpan.org/~andk/CPAN-1.9402/</text:span></text:a><text:span text:style-name="T14">. </text:span><text:span text:style-name="T18">[</text:span><text:span text:style-name="T14">Consult</text:span><text:span text:style-name="T18">a: 2010, Junio </text:span><text:span text:style-name="T14">10</text:span><text:span text:style-name="T18">].</text:span></text:p>
        </text:list-item>
        <text:list-item>
          <text:p text:style-name="P37"><text:span text:style-name="T14">Kennedy Clark. Manual Oficial de Catalyst Framework. </text:span><text:span text:style-name="T18">(</text:span><text:span text:style-name="T18">2</text:span><text:span text:style-name="T14">009</text:span><text:span text:style-name="T18">)</text:span><text:span text:style-name="T14">. </text:span><text:span text:style-name="T18">Disponible <text:s/>en: </text:span><text:span text:style-name="T14"><text:s/></text:span><text:a xlink:type="simple" xlink:href="http://search.cpan.org/~hkclark/Catalyst-Manual-5.8004/lib/Catalyst/Manual.pm"><text:span text:style-name="T17">http://search.cpan.org/~hkclark/Catalyst-Manual-5.8004/lib/Catalyst/Manual.pm</text:span></text:a><text:span text:style-name="T17">.</text:span><text:span text:style-name="T15"> </text:span><text:span text:style-name="T16">[</text:span><text:span text:style-name="T15">Consulta: </text:span><text:span text:style-name="T16">2010, Junio</text:span><text:span text:style-name="T15"> 15</text:span><text:span text:style-name="T16">].</text:span></text:p>
        </text:list-item>
        <text:list-item>
          <text:p text:style-name="P37"><text:span text:style-name="T14">Arthur Axel Schmidt. Introducción a DBIx::Class. </text:span><text:span text:style-name="T18">(</text:span><text:span text:style-name="T14">2010</text:span><text:span text:style-name="T18">)</text:span><text:span text:style-name="T14">. </text:span><text:span text:style-name="T18">Disponible en:</text:span><text:span text:style-name="T14"> </text:span><text:a xlink:type="simple" xlink:href="http://search.cpan.org/~frew/DBIx-Class-0.08121/lib/DBIx/Class/Manual/Intro.pod"><text:span text:style-name="T14">http://search.cpan.org/~frew/DBIx-Class-0.08121/lib/DBIx/Class/Manual/Intro.pod</text:span></text:a><text:span text:style-name="T14">. </text:span><text:span text:style-name="T18">[</text:span><text:span text:style-name="T14">Consulta: 21/</text:span><text:span text:style-name="T18">05/</text:span><text:span text:style-name="T14">2010.</text:span></text:p>
        </text:list-item>
        <text:list-item>
          <text:p text:style-name="P37"><text:span text:style-name="T14">Carl Franks. Manual Oficial de HTML::FormFu. </text:span><text:span text:style-name="T18">(s/f). Disponible en: </text:span><text:span text:style-name="T14"><text:s text:c="2"/></text:span><text:a xlink:type="simple" xlink:href="http://search.cpan.org/~cfranks/HTML-FormFu-0.07001/lib/HTML/FormFu.pm"><text:span text:style-name="T14">http://search.cpan.org/~cfranks/HTML-FormFu-0.07001/lib/HTML/FormFu.pm</text:span></text:a><text:span text:style-name="T14">. </text:span><text:span text:style-name="T18">[</text:span><text:span text:style-name="T14">Consulta: </text:span><text:span text:style-name="T18">2010, Mayo</text:span><text:span text:style-name="T14"> 21</text:span><text:span text:style-name="T18">]-</text:span></text:p>
        </text:list-item>
        <text:list-item>
          <text:p text:style-name="P37"><text:span text:style-name="T14">The PostgreSQL Global Development Group. Documentación Oficial de PostgreSQL 8.3.</text:span><text:span text:style-name="T18">(s/f). Disponible en:</text:span><text:span text:style-name="T14"> </text:span><text:a xlink:type="simple" xlink:href="http://www.postgresql.org/docs/8.3/static/"><text:span text:style-name="T14">http://www.postgresql.org/docs/8.3/static/</text:span></text:a><text:span text:style-name="T14">. </text:span><text:span text:style-name="T18">[</text:span><text:span text:style-name="T14">Consulta: </text:span><text:span text:style-name="T18">2010, Junio</text:span><text:span text:style-name="T14"> 10</text:span><text:span text:style-name="T1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cm" style:register-true="true">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fo:line-height="150%" style:page-number="auto"/>
      <style:text-properties style:font-name="FreeSans1"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paragraph-properties fo:margin-top="0cm" fo:margin-bottom="0cm" fo:line-height="150%">
        <style:tab-stops>
          <style:tab-stop style:position="0.489cm"/>
        </style:tab-stops>
      </style:paragraph-properties>
      <style:text-properties style:font-name="FreeSans1" fo:font-size="18pt" fo:font-weight="bold" style:font-name-asian="DejaVu Sans" style:font-size-asian="18pt" style:font-weight-asian="bold" style:font-name-complex="DejaVu Sans" style:font-size-complex="18pt" style:font-weight-complex="bold"/>
    </style:style>
    <style:style style:name="Contents_20_1" style:display-name="Contents 1" style:family="paragraph" style:parent-style-name="Index" style:class="index">
      <style:paragraph-properties fo:margin-left="0cm" fo:margin-right="0cm" fo:line-height="100%"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00%"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cm" fo:margin-bottom="0cm" fo:line-height="150%"/>
      <style:text-properties style:font-name="FreeSans2" fo:font-size="12pt" fo:font-style="oblique"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4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loque_20_2" style:display-name="Bloque 2" style:family="paragraph" style:parent-style-name="Text_20_body" style:class="text">
      <style:paragraph-properties fo:margin-left="1.499cm" fo:margin-right="1.499cm" fo:line-height="150%"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class="text" style:master-page-name="">
      <style:paragraph-properties fo:margin-left="1.9cm" fo:margin-right="1.9cm" fo:line-height="150%" fo:text-align="justify" style:justify-single-word="false" fo:text-indent="0cm" style:auto-text-indent="false" style:page-number="auto"/>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line-height="100%" fo:text-indent="0cm" style:auto-text-indent="false">
        <style:tab-stops>
          <style:tab-stop style:position="16.59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master-page-name="">
      <style:paragraph-properties fo:margin-top="0cm" fo:margin-bottom="0cm" style:page-number="auto" fo:background-color="#e6e6e6" fo:padding="0.049cm" fo:border="0.002cm solid #999999" style:shadow="none">
        <style:tab-stops/>
        <style:background-image/>
      </style:paragraph-properties>
      <style:text-properties fo:font-style="normal" fo:font-weight="normal"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Bloque_20_Tabla" style:display-name="Bloque Tabla" style:family="paragraph" style:parent-style-name="Table" style:master-page-name="">
      <style:paragraph-properties style:page-number="auto" fo:background-color="#e6e6e6" style:shadow="none">
        <style:tab-stops/>
        <style:background-image/>
      </style:paragraph-properties>
      <style:text-properties style:font-name="FreeMono" fo:font-size="9pt"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igo" style:family="paragraph" style:parent-style-name="Text_20_body" style:auto-update="true" style:class="text"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fo:font-weight="normal" style:font-size-asian="12pt" style:font-weight-asian="normal" style:font-size-complex="12pt" style:font-weight-complex="normal"/>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ida_20_Esperada" style:display-name="Salida Esperada" style:family="paragraph" style:parent-style-name="Codigo" style:auto-update="true" style:class="text" style:master-page-name="">
      <style:paragraph-properties style:page-number="auto" fo:background-color="#cccccc" fo:padding="0cm" fo:border="none">
        <style:background-image/>
      </style:paragraph-properties>
      <style:text-properties fo:color="#4c4c4c" fo:font-size="10pt" style:font-size-asian="10.5pt"/>
    </style:style>
    <style:style style:name="Error" style:family="paragraph" style:parent-style-name="Codigo" style:class="text">
      <style:paragraph-properties fo:background-color="transparent" fo:padding="0.101cm" fo:border="0.018cm solid #ff3333">
        <style:background-image/>
      </style:paragraph-properties>
    </style:style>
    <style:style style:name="Contents_20_4" style:display-name="Contents 4" style:family="paragraph" style:parent-style-name="Index" style:class="index">
      <style:paragraph-properties fo:margin-left="1.498cm" fo:margin-right="0cm" fo:line-height="100%"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499cm" text:min-label-width="0.499cm" text:min-label-distance="0.499cm"/>
      </text:list-level-style-number>
      <text:list-level-style-number text:level="2" text:style-name="Numbering_20_Symbols" style:num-prefix=" " style:num-suffix="." style:num-format="1" text:display-levels="2">
        <style:list-level-properties text:space-before="0.999cm" text:min-label-width="0.499cm" text:min-label-distance="0.499cm"/>
      </text:list-level-style-number>
      <text:list-level-style-number text:level="3" text:style-name="Numbering_20_Symbols" style:num-prefix=" " style:num-suffix="." style:num-format="1" text:display-levels="3">
        <style:list-level-properties text:space-before="1.498cm" text:min-label-width="0.499cm" text:min-label-distance="0.499cm"/>
      </text:list-level-style-number>
      <text:list-level-style-number text:level="4" text:style-name="Numbering_20_Symbols" style:num-prefix=" " style:num-suffix="." style:num-format="1" text:display-levels="4">
        <style:list-level-properties text:space-before="1.997cm" text:min-label-width="0.499cm" text:min-label-distance="0.499cm"/>
      </text:list-level-style-number>
      <text:list-level-style-number text:level="5" text:style-name="Numbering_20_Symbols" style:num-prefix=" " style:num-suffix="." style:num-format="1" text:display-levels="5">
        <style:list-level-properties text:space-before="2.496cm" text:min-label-width="0.499cm" text:min-label-distance="0.499cm"/>
      </text:list-level-style-number>
      <text:list-level-style-number text:level="6" text:style-name="Numbering_20_Symbols" style:num-prefix=" " style:num-suffix="." style:num-format="1" text:display-levels="6">
        <style:list-level-properties text:space-before="2.995cm" text:min-label-width="0.499cm" text:min-label-distance="0.499cm"/>
      </text:list-level-style-number>
      <text:list-level-style-number text:level="7" text:style-name="Numbering_20_Symbols" style:num-prefix=" " style:num-suffix="." style:num-format="1" text:display-levels="7">
        <style:list-level-properties text:space-before="3.494cm" text:min-label-width="0.499cm" text:min-label-distance="0.499cm"/>
      </text:list-level-style-number>
      <text:list-level-style-number text:level="8" text:style-name="Numbering_20_Symbols" style:num-prefix=" " style:num-suffix="." style:num-format="1" text:display-levels="8">
        <style:list-level-properties text:space-before="3.994cm" text:min-label-width="0.499cm" text:min-label-distance="0.499cm"/>
      </text:list-level-style-number>
      <text:list-level-style-number text:level="9" text:style-name="Numbering_20_Symbols" style:num-prefix=" " style:num-suffix="." style:num-format="1" text:display-levels="9">
        <style:list-level-properties text:space-before="4.493cm" text:min-label-width="0.499cm" text:min-label-distance="0.499cm"/>
      </text:list-level-style-number>
      <text:list-level-style-number text:level="10" text:style-name="Numbering_20_Symbols" style:num-prefix=" " style:num-suffix="." style:num-format="1" text:display-levels="10">
        <style:list-level-properties text:space-before="4.992cm" text:min-label-width="0.499cm" text:min-label-distance="0.499cm"/>
      </text:list-level-style-number>
    </text:list-style>
    <text:list-style style:name="Numbering_20_2" style:display-name="Numbering 2">
      <text:list-level-style-number text:level="1" text:style-name="Numbering_20_Symbols" style:num-prefix=" " style:num-suffix="." style:num-format="1">
        <style:list-level-properties text:space-before="0.499cm" text:min-label-width="1cm" text:min-label-distance="0.499cm"/>
      </text:list-level-style-number>
      <text:list-level-style-number text:level="2" text:style-name="Numbering_20_Symbols" style:num-prefix=" " style:num-suffix="." style:num-format="1" text:start-value="2">
        <style:list-level-properties text:space-before="0.998cm" text:min-label-width="1cm" text:min-label-distance="0.499cm"/>
      </text:list-level-style-number>
      <text:list-level-style-number text:level="3" text:style-name="Numbering_20_Symbols" style:num-prefix=" " style:num-suffix="." style:num-format="1" text:start-value="3">
        <style:list-level-properties text:space-before="1.498cm" text:min-label-width="1cm" text:min-label-distance="0.499cm"/>
      </text:list-level-style-number>
      <text:list-level-style-number text:level="4" text:style-name="Numbering_20_Symbols" style:num-prefix=" " style:num-suffix="." style:num-format="1">
        <style:list-level-properties text:space-before="1.997cm" text:min-label-width="1cm" text:min-label-distance="0.499cm"/>
      </text:list-level-style-number>
      <text:list-level-style-number text:level="5" text:style-name="Numbering_20_Symbols" style:num-prefix=" " style:num-suffix="." style:num-format="1">
        <style:list-level-properties text:space-before="2.496cm" text:min-label-width="1cm" text:min-label-distance="0.499cm"/>
      </text:list-level-style-number>
      <text:list-level-style-number text:level="6" text:style-name="Numbering_20_Symbols" style:num-prefix=" " style:num-suffix="." style:num-format="1" text:start-value="6">
        <style:list-level-properties text:space-before="2.995cm" text:min-label-width="1cm" text:min-label-distance="0.499cm"/>
      </text:list-level-style-number>
      <text:list-level-style-number text:level="7" text:style-name="Numbering_20_Symbols" style:num-prefix=" " style:num-suffix="." style:num-format="1" text:start-value="7">
        <style:list-level-properties text:space-before="3.494cm" text:min-label-width="1cm" text:min-label-distance="0.499cm"/>
      </text:list-level-style-number>
      <text:list-level-style-number text:level="8" text:style-name="Numbering_20_Symbols" style:num-prefix=" " style:num-suffix="." style:num-format="1" text:start-value="8">
        <style:list-level-properties text:space-before="3.994cm" text:min-label-width="1cm" text:min-label-distance="0.499cm"/>
      </text:list-level-style-number>
      <text:list-level-style-number text:level="9" text:style-name="Numbering_20_Symbols" style:num-prefix=" " style:num-suffix="." style:num-format="1" text:start-value="9">
        <style:list-level-properties text:space-before="4.493cm" text:min-label-width="1cm" text:min-label-distance="0.499cm"/>
      </text:list-level-style-number>
      <text:list-level-style-number text:level="10" text:style-name="Numbering_20_Symbols" style:num-prefix=" " style:num-suffix="." style:num-format="1" text:start-value="10">
        <style:list-level-properties text:space-before="4.992cm" text:min-label-width="1cm" text:min-label-distance="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List_20_1" style:display-name="List 1">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list-style style:name="List_20_2" style:display-name="List 2">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M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M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MP3" style:family="paragraph" style:parent-style-name="Standard">
      <style:text-properties fo:font-size="8pt" fo:language="es" fo:country="VE" fo:font-weight="bold" style:font-size-asian="8pt" style:font-weight-asian="bold" style:font-size-complex="8pt" style:font-weight-complex="bold"/>
    </style:style>
    <style:style style:name="MP4" style:family="paragraph" style:parent-style-name="Standard">
      <style:text-properties fo:font-size="8pt" style:font-size-asian="8pt" style:font-size-complex="8pt"/>
    </style:style>
    <style:style style:name="MP5"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MP6" style:family="paragraph" style:parent-style-name="Standard">
      <style:paragraph-properties fo:text-align="center" style:justify-single-word="false"/>
      <style:text-properties fo:font-size="8pt" style:font-size-asian="8pt" style:font-size-complex="8pt"/>
    </style:style>
    <style:style style:name="MT1" style:family="text">
      <style:text-properties fo:language="es" fo:country="VE" fo:font-weight="bold" style:language-asian="es" style:country-asian="ES" style:font-weight-asian="bold" style:language-complex="ar" style:country-complex="SA" style:font-weight-complex="bold"/>
    </style:style>
    <style:style style:name="MT2" style:family="text">
      <style:text-properties fo:language="es" fo:country="VE" style:language-asian="es" style:country-asian="ES" style:language-complex="ar" style:country-complex="SA"/>
    </style:style>
    <style:style style:name="MT3" style:family="text">
      <style:text-properties fo:font-weight="normal" officeooo:rsid="00077bef" style:font-weight-asian="normal" style:font-weight-complex="normal"/>
    </style:style>
    <style:style style:name="MT4" style:family="text">
      <style:text-properties fo:font-size="8pt" style:font-size-asian="8pt" style:font-size-complex="8pt"/>
    </style:style>
    <style:style style:name="MT5" style:family="text">
      <style:text-properties fo:font-size="8pt" fo:language="es" fo:country="VE" style:font-size-asian="8pt" style:language-asian="es" style:country-asian="ES" style:font-size-complex="8pt" style:language-complex="ar" style:country-complex="SA"/>
    </style:style>
    <style:style style:name="M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014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2.54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áficos1" text:anchor-type="as-char" svg:width="17.59cm" svg:height="1.443cm" draw:z-index="29"><draw:image xlink:href="Pictures/100000000000030C00000040B04BEEE1.png" xlink:type="simple" xlink:show="embed" xlink:actuate="onLoad"/></draw:frame></text:p>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MP2">Manual de Instalación: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MP3">Versión: <text:s text:c="2"/>2</text:p>
            </table:table-cell>
          </table:table-row>
          <table:table-row>
            <table:table-cell table:style-name="Tabla1.A2" office:value-type="string">
              <text:p text:style-name="MP4"><text:span text:style-name="MT1">Elaborado por:</text:span><text:span text:style-name="MT2"> </text:span><text:span text:style-name="MT2"><text:initial-creator>Walter Vargas</text:initial-creator></text:span></text:p>
            </table:table-cell>
            <table:table-cell table:style-name="Tabla1.A2" office:value-type="string">
              <text:p text:style-name="MP4"><text:span text:style-name="MT1">Revisado por:</text:span><text:span text:style-name="MT2"> Lisset Vera</text:span></text:p>
            </table:table-cell>
            <table:table-cell table:style-name="Tabla1.C2" table:number-columns-spanned="2" office:value-type="string">
              <text:p text:style-name="MP2">Aprobado por: <text:span text:style-name="MT3">Fanny Hernández</text:span></text:p>
            </table:table-cell>
            <table:covered-table-cell/>
          </table:table-row>
          <table:table-row>
            <table:table-cell table:style-name="Tabla1.A3" table:number-columns-spanned="3" office:value-type="string">
              <text:p text:style-name="MP5">Av. Andrés Bello, Torre MPPTI, piso 16, Los Caobos, Caracas, Venezuela</text:p>
              <text:p text:style-name="MP6"><text:a xlink:type="simple" xlink:href="http://www.cnti.gob.ve/"><text:span text:style-name="MT2">Master. (58-212)-5785992. Sitio Web: </text:span></text:a><text:a xlink:type="simple" xlink:href="http://www.cnti.gob.ve/"><text:span text:style-name="MT2">www.cnti.gob.ve</text:span></text:a></text:p>
            </table:table-cell>
            <table:covered-table-cell/>
            <table:covered-table-cell/>
            <table:table-cell table:style-name="Tabla1.D3" office:value-type="string">
              <text:p text:style-name="Standard"><text:span text:style-name="MT4">Pág: </text:span><text:span text:style-name="MT5"><text:page-number text:select-page="current">30</text:page-number></text:span><text:span text:style-name="MT5"> / </text:span><text:span text:style-name="MT5"><text:page-count>30</text:page-count></text:span></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Manual de Instalación del Sistema Para la Automatización del Protocolo de Prueba de Portales de Internet</dc:title>
    <dc:description>Este documento contiene los pasos para la instalación del Sistema Para la Automatización del Protocolo de Prueba de Portales de Internet</dc:description>
    <dc:subject>Sistema Para la Automatización del Protocolo de Prueba de Portales de Internet</dc:subject>
    <meta:initial-creator>Walter Vargas</meta:initial-creator>
    <meta:creation-date>2010-09-09T06:43:22</meta:creation-date>
    <dc:creator>Lilibeth Ramírez</dc:creator>
    <dc:date>2010-12-06T10:08:01</dc:date>
    <meta:keyword>Instalación</meta:keyword>
    <meta:keyword>Sistema</meta:keyword>
    <meta:keyword>CNTI1409</meta:keyword>
    <meta:editing-cycles>173</meta:editing-cycles>
    <meta:editing-duration>PT58H44M06S</meta:editing-duration>
    <meta:document-statistic meta:table-count="1" meta:image-count="1" meta:object-count="0" meta:page-count="30" meta:paragraph-count="444" meta:word-count="4151" meta:character-count="28136"/>
    <meta:user-defined meta:name="Información 1"/>
    <meta:user-defined meta:name="Información 2"/>
    <meta:user-defined meta:name="Información 3"/>
    <meta:user-defined meta:name="Información 4"/>
  </office:meta>
</office:document-meta>
</file>